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35.41pt"/>
    </style:style>
    <style:style style:name="co2" style:family="table-column">
      <style:table-column-properties fo:break-before="auto" style:column-width="23.84pt"/>
    </style:style>
    <style:style style:name="co3" style:family="table-column">
      <style:table-column-properties fo:break-before="auto" style:column-width="25.94pt"/>
    </style:style>
    <style:style style:name="co4" style:family="table-column">
      <style:table-column-properties fo:break-before="auto" style:column-width="39.26pt"/>
    </style:style>
    <style:style style:name="co5" style:family="table-column">
      <style:table-column-properties fo:break-before="auto" style:column-width="79.31pt"/>
    </style:style>
    <style:style style:name="co6" style:family="table-column">
      <style:table-column-properties fo:break-before="auto" style:column-width="68.06pt"/>
    </style:style>
    <style:style style:name="co7" style:family="table-column">
      <style:table-column-properties fo:break-before="auto" style:column-width="36.4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pcb_loadcell-dev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8" table:number-columns-repeated="1016" table:default-cell-style-name="ce1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 s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<text:s/>Footprint</text:p>
          </table:table-cell>
          <table:table-cell office:value-type="string" calcext:value-type="string">
            <text:p><text:s/>Datasheet</text:p>
          </table:table-cell>
          <table:table-cell office:value-type="string" calcext:value-type="string">
            <text:p><text:s/>Alternative</text:p>
          </table:table-cell>
          <table:table-cell office:value-type="string" calcext:value-type="string">
            <text:p>Prize</text:p>
          </table:table-cell>
          <table:table-cell office:value-type="string" calcext:value-type="string">
            <text:p>Gesamt</text:p>
          </table:table-cell>
          <table:table-cell office:value-type="string" calcext:value-type="string">
            <text:p>Summe</text:p>
          </table:table-cell>
          <table:table-cell table:number-columns-repeated="1013"/>
        </table:table-row>
        <table:table-row table:style-name="ro1">
          <table:table-cell/>
          <table:table-cell table:formula="of:=SUM([.B3:.B193])" office:value-type="float" office:value="366" calcext:value-type="float">
            <text:p>36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vBoard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I3]*[.C3]" office:value-type="float" office:value="0" calcext:value-type="float">
            <text:p>0</text:p>
          </table:table-cell>
          <table:table-cell table:formula="of:=SUM([.J3:.J34])" office:value-type="float" office:value="54.8" calcext:value-type="float">
            <text:p>54.8</text:p>
          </table:table-cell>
          <table:table-cell table:formula="of:=SUM([.K3:.K193])" office:value-type="float" office:value="565.75" calcext:value-type="float">
            <text:p>565.7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C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]&gt;[.B4];[.C4];[.B4]*[.B$3])" office:value-type="float" office:value="4" calcext:value-type="float">
            <text:p>4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_SMD:CP_Elec_6.3x4.9</text:p>
          </table:table-cell>
          <table:table-cell office:value-type="string" calcext:value-type="string">
            <text:p>https://www.reichelt.de/smd-elko-10-f-50-v-2000-h-eln-rv2-50v100mu-p246741.html?&amp;trstct=pol_2&amp;nbc=1</text:p>
          </table:table-cell>
          <table:table-cell office:value-type="string" calcext:value-type="string">
            <text:p>https://www.reichelt.de/elko-smd-geringster-low-esr-10-f-25v-pxa-10-25-p89753.html?&amp;trstct=pol_6&amp;nbc=1</text:p>
          </table:table-cell>
          <table:table-cell office:value-type="float" office:value="0.11" calcext:value-type="float">
            <text:p>0.11</text:p>
          </table:table-cell>
          <table:table-cell table:formula="of:=[.I4]*[.D4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 C4 C10 C9 C8 C7 C5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5]&gt;[.B5];[.C5];[.B5]*[.B$3])"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00nf-50v-125-c-kem-x7r1206b100n-p207152.html?&amp;trstct=pol_0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5]*[.D5]" office:value-type="float" office:value="1.12" calcext:value-type="float">
            <text:p>1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]&gt;[.B6];[.C6];[.B6]*[.B$3])" office:value-type="float" office:value="4" calcext:value-type="float">
            <text:p>4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330nf-50v-125-c-kem-x7r1206-330n-p207157.html?&amp;trstct=pol_4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6]*[.D6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]&gt;[.B7];[.C7];[.B7]*[.B$3])" office:value-type="float" office:value="4" calcext:value-type="float">
            <text:p>4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https://www.reichelt.de/schottkydiode-30-v-0-2-a-sod-323f-bat-54j-nxp-p219408.html?&amp;trstct=pos_9&amp;nbc=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I7]*[.D7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]&gt;[.B8];[.C8];[.B8]*[.B$3])" office:value-type="float" office:value="4" calcext:value-type="float">
            <text:p>4</text:p>
          </table:table-cell>
          <table:table-cell office:value-type="string" calcext:value-type="string">
            <text:p>JUMPER3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3"/>
          <table:table-cell table:formula="of:=[.I8]*[.D8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9]&gt;[.B9];[.C9];[.B9]*[.B$3])" office:value-type="float" office:value="4" calcext:value-type="float">
            <text:p>4</text:p>
          </table:table-cell>
          <table:table-cell office:value-type="string" calcext:value-type="string">
            <text:p>JP_3V3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/>
          <table:table-cell table:formula="of:=[.I9]*[.D9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0]&gt;[.B10];[.C10];[.B10]*[.B$3])" office:value-type="float" office:value="4" calcext:value-type="float">
            <text:p>4</text:p>
          </table:table-cell>
          <table:table-cell office:value-type="string" calcext:value-type="string">
            <text:p>JP_ID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3"/>
          <table:table-cell table:formula="of:=[.I10]*[.D10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1]&gt;[.B11];[.C11];[.B11]*[.B$3])" office:value-type="float" office:value="4" calcext:value-type="float">
            <text:p>4</text:p>
          </table:table-cell>
          <table:table-cell office:value-type="string" calcext:value-type="string">
            <text:p>JP_VB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/>
          <table:table-cell table:formula="of:=[.I11]*[.D11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]&gt;[.B12];[.C12];[.B12]*[.B$3])" office:value-type="float" office:value="4" calcext:value-type="float">
            <text:p>4</text:p>
          </table:table-cell>
          <table:table-cell office:value-type="string" calcext:value-type="string">
            <text:p>JP_ADC</text:p>
          </table:table-cell>
          <table:table-cell office:value-type="string" calcext:value-type="string">
            <text:p>Connector_PinHeader_2.54mm:PinHeader_1x02_P2.54mm_Vertical</text:p>
          </table:table-cell>
          <table:table-cell table:number-columns-repeated="3"/>
          <table:table-cell table:formula="of:=[.I12]*[.D12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JP8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3]&gt;[.B13];[.C13];[.B13]*[.B$3])" office:value-type="float" office:value="4" calcext:value-type="float">
            <text:p>4</text:p>
          </table:table-cell>
          <table:table-cell office:value-type="string" calcext:value-type="string">
            <text:p>JP_RGB</text:p>
          </table:table-cell>
          <table:table-cell office:value-type="string" calcext:value-type="string">
            <text:p>Connector_PinHeader_2.54mm:PinHeader_1x03_P2.54mm_Vertical</text:p>
          </table:table-cell>
          <table:table-cell table:number-columns-repeated="3"/>
          <table:table-cell table:formula="of:=[.I13]*[.D13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]&gt;[.B14];[.C14];[.B14]*[.B$3])" office:value-type="float" office:value="4" calcext:value-type="float">
            <text:p>4</text:p>
          </table:table-cell>
          <table:table-cell office:value-type="string" calcext:value-type="string">
            <text:p>VCC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https://www.reichelt.de/loetbare-schraubklemme-2-pol-rm-5-mm-90-rnd-205-00012-p170244.html?&amp;trstct=pol_3&amp;nbc=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I14]*[.D14]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0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]&gt;[.B15];[.C15];[.B15]*[.B$3])" office:value-type="float" office:value="4" calcext:value-type="float">
            <text:p>4</text:p>
          </table:table-cell>
          <table:table-cell office:value-type="string" calcext:value-type="string">
            <text:p>LED_PING</text:p>
          </table:table-cell>
          <table:table-cell office:value-type="string" calcext:value-type="string">
            <text:p>TerminalBlock_Phoenix:TerminalBlock_Phoenix_MKDS-1,5-2_1x02_P5.00mm_Horizontal</text:p>
          </table:table-cell>
          <table:table-cell office:value-type="string" calcext:value-type="string">
            <text:p>https://www.reichelt.de/loetbare-schraubklemme-2-pol-rm-5-mm-90-rnd-205-00012-p170244.html?&amp;trstct=pol_3&amp;nbc=1</text:p>
          </table:table-cell>
          <table:table-cell/>
          <table:table-cell office:value-type="float" office:value="0.2" calcext:value-type="float">
            <text:p>0.2</text:p>
          </table:table-cell>
          <table:table-cell table:formula="of:=[.I15]*[.D15]" office:value-type="float" office:value="0.8" calcext:value-type="float">
            <text:p>0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]&gt;[.B16];[.C16];[.B16]*[.B$3])" office:value-type="float" office:value="4" calcext:value-type="float">
            <text:p>4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TerminalBlock_Phoenix:TerminalBlock_Phoenix_MKDS-1,5-4_1x04_P5.00mm_Horizontal</text:p>
          </table:table-cell>
          <table:table-cell office:value-type="string" calcext:value-type="string">
            <text:p>https://www.reichelt.de/loetbare-schraubklemme-4-pol-rm-5-mm-90-rnd-205-00003-p170224.html?&amp;trstct=vrt_pdn&amp;nbc=1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I16]*[.D16]" office:value-type="float" office:value="1.4" calcext:value-type="float">
            <text:p>1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7]&gt;[.B17];[.C17];[.B17]*[.B$3])" office:value-type="float" office:value="4" calcext:value-type="float">
            <text:p>4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TerminalBlock_Phoenix:TerminalBlock_Phoenix_MKDS-1,5-5_1x05_P5.00mm_Horizontal</text:p>
          </table:table-cell>
          <table:table-cell office:value-type="string" calcext:value-type="string">
            <text:p>https://www.reichelt.de/loetbare-schraubklemme-5-pol-rm-5-mm-90-rnd-205-00004-p170225.html?&amp;trstct=vrt_pdn&amp;nbc=1</text:p>
          </table:table-cell>
          <table:table-cell/>
          <table:table-cell office:value-type="float" office:value="0.45" calcext:value-type="float">
            <text:p>0.45</text:p>
          </table:table-cell>
          <table:table-cell table:formula="of:=[.I17]*[.D17]" office:value-type="float" office:value="1.8" calcext:value-type="float">
            <text:p>1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8]&gt;[.B18];[.C18];[.B18]*[.B$3])"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470-ohm-250-mw-1-rnd-1206-1-470-p18335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8]*[.D18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9]&gt;[.B19];[.C19];[.B19]*[.B$3])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20-ohm-250-mw-1-rnd-1206-1-120-p183350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9]*[.D19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0]&gt;[.B20];[.C20];[.B20]*[.B$3])"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91-ohm-250-mw-1-rnd-1206-1-91-p212729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20]*[.D20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4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1]&gt;[.B21];[.C21];[.B21]*[.B$3])"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22-ohm-250-mw-1-rnd-1206-1-22-p183340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21]*[.D21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 R3 R5 R2 R10 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2]&gt;[.B22];[.C22];[.B22]*[.B$3])" office:value-type="float" office:value="20" calcext:value-type="float">
            <text:p>2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0-kohm-250-mw-1-rnd-1206-1-10k-p183394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22]*[.D22]" office:value-type="float" office:value="0.4" calcext:value-type="float">
            <text:p>0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3]&gt;[.B23];[.C23];[.B23]*[.B$3])"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-0-kohm-250-mw-1-rnd-1206-1-1-0k-p183379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23]*[.D23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V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4]&gt;[.B24];[.C24];[.B24]*[.B$3])"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Potentiometer_THT:Potentiometer_Bourns_3296W_Vertical</text:p>
          </table:table-cell>
          <table:table-cell office:value-type="string" calcext:value-type="string">
            <text:p>https://www.reichelt.de/praezisionspotentiometer-25-gaenge-stehend-1-0-kohm-64w-1-0k-p2694.html?&amp;trstct=pol_2&amp;nbc=1</text:p>
          </table:table-cell>
          <table:table-cell/>
          <table:table-cell office:value-type="float" office:value="0.31" calcext:value-type="float">
            <text:p>0.31</text:p>
          </table:table-cell>
          <table:table-cell table:formula="of:=[.I24]*[.D24]" office:value-type="float" office:value="1.24" calcext:value-type="float">
            <text:p>1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5]&gt;[.B25];[.C25];[.B25]*[.B$3])" office:value-type="float" office:value="4" calcext:value-type="float">
            <text:p>4</text:p>
          </table:table-cell>
          <table:table-cell office:value-type="string" calcext:value-type="string">
            <text:p>FT232breakout</text:p>
          </table:table-cell>
          <table:table-cell office:value-type="string" calcext:value-type="string">
            <text:p>buck:ft232rl_breakout_combined</text:p>
          </table:table-cell>
          <table:table-cell office:value-type="string" calcext:value-type="string">
            <text:p>https://www.banggood.com/FT232RL-FT232-RS232-FTDI-Micro-USB-to-TTL-3_3V-5_5V-Serial-Adapter-Module-Download-Cable-for-Mini-Port-p-1599806.html?rmmds=search&amp;cur_warehouse=CN</text:p>
          </table:table-cell>
          <table:table-cell/>
          <table:table-cell office:value-type="float" office:value="2.78" calcext:value-type="float">
            <text:p>2.78</text:p>
          </table:table-cell>
          <table:table-cell table:formula="of:=[.I25]*[.D25]" office:value-type="float" office:value="11.12" calcext:value-type="float">
            <text:p>11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6]&gt;[.B26];[.C26];[.B26]*[.B$3])" office:value-type="float" office:value="4" calcext:value-type="float">
            <text:p>4</text:p>
          </table:table-cell>
          <table:table-cell office:value-type="string" calcext:value-type="string">
            <text:p>BoostConverter</text:p>
          </table:table-cell>
          <table:table-cell office:value-type="string" calcext:value-type="string">
            <text:p>buck:MT3608_module_boost</text:p>
          </table:table-cell>
          <table:table-cell office:value-type="string" calcext:value-type="string">
            <text:p>https://www.banggood.com/DC-2V-24V-To-5V-28V-2A-Step-Up-Boost-Converter-Power-Supply-Module-Adjustable-Regulator-Board-p-1566600.html?rmmds=search&amp;cur_warehouse=CN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[.I26]*[.D26]" office:value-type="float" office:value="5.16" calcext:value-type="float">
            <text:p>5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7]&gt;[.B27];[.C27];[.B27]*[.B$3])" office:value-type="float" office:value="4" calcext:value-type="float">
            <text:p>4</text:p>
          </table:table-cell>
          <table:table-cell office:value-type="string" calcext:value-type="string">
            <text:p>BuckConverter</text:p>
          </table:table-cell>
          <table:table-cell office:value-type="string" calcext:value-type="string">
            <text:p>buck:dsn-mini-360_buck</text:p>
          </table:table-cell>
          <table:table-cell office:value-type="string" calcext:value-type="string">
            <text:p>https://www.banggood.com/DC-DC-7-28V-to-5V-3A-Step-Down-Power-Supply-Module-Buck-Converter-Replace-LM2596-p-1536688.html?rmmds=search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[.I27]*[.D27]" office:value-type="float" office:value="4.92" calcext:value-type="float">
            <text:p>4.9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8]&gt;[.B28];[.C28];[.B28]*[.B$3])" office:value-type="float" office:value="4" calcext:value-type="float">
            <text:p>4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reichelt.de/spannungsregler-fest-5-v-dpak-mc-7805-cdtg-p189143.html?&amp;trstct=pos_8&amp;nbc=1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I28]*[.D28]" office:value-type="float" office:value="1.4" calcext:value-type="float">
            <text:p>1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9]&gt;[.B29];[.C29];[.B29]*[.B$3])" office:value-type="float" office:value="4" calcext:value-type="float">
            <text:p>4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reichelt.de/shift-register-8-bit-2-6-v-so-16-74hc-165d-nxp-p216626.html?&amp;trstct=pos_2&amp;nbc=1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I29]*[.D29]" office:value-type="float" office:value="0.96" calcext:value-type="float">
            <text:p>0.9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30]&gt;[.B30];[.C30];[.B30]*[.B$3])" office:value-type="float" office:value="4" calcext:value-type="float">
            <text:p>4</text:p>
          </table:table-cell>
          <table:table-cell office:value-type="string" calcext:value-type="string">
            <text:p>W25Q128</text:p>
          </table:table-cell>
          <table:table-cell office:value-type="string" calcext:value-type="string">
            <text:p>memory:W25Q128-module</text:p>
          </table:table-cell>
          <table:table-cell office:value-type="string" calcext:value-type="string">
            <text:p>https://www.banggood.com/W25Q32-W25Q128-Large-Capacity-FLASH-Storage-Module-Memory-Card-SPI-Interface-BV-FV-STM32-p-1595134.html?rmmds=search&amp;ID=6281655&amp;cur_warehouse=CN</text:p>
          </table:table-cell>
          <table:table-cell/>
          <table:table-cell office:value-type="float" office:value="1.28" calcext:value-type="float">
            <text:p>1.28</text:p>
          </table:table-cell>
          <table:table-cell table:formula="of:=[.I30]*[.D30]" office:value-type="float" office:value="5.12" calcext:value-type="float">
            <text:p>5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8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31]&gt;[.B31];[.C31];[.B31]*[.B$3])" office:value-type="float" office:value="4" calcext:value-type="float">
            <text:p>4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Package_TO_SOT_THT:TO-92_HandSolder</text:p>
          </table:table-cell>
          <table:table-cell office:value-type="string" calcext:value-type="string">
            <text:p>https://www.reichelt.de/digital-thermometer-1-wire-0-5-c-to-92-ds-18b20-p58169.html?&amp;trstct=pos_0&amp;nbc=1</text:p>
          </table:table-cell>
          <table:table-cell/>
          <table:table-cell office:value-type="float" office:value="1.65" calcext:value-type="float">
            <text:p>1.65</text:p>
          </table:table-cell>
          <table:table-cell table:formula="of:=[.I31]*[.D31]" office:value-type="float" office:value="6.6" calcext:value-type="float">
            <text:p>6.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32]&gt;[.B32];[.C32];[.B32]*[.B$3])" office:value-type="float" office:value="24" calcext:value-type="float">
            <text:p>24</text:p>
          </table:table-cell>
          <table:table-cell office:value-type="string" calcext:value-type="string">
            <text:p>20Pin</text:p>
          </table:table-cell>
          <table:table-cell office:value-type="string" calcext:value-type="string">
            <text:p>2.54 Pinheader Female 20 Pin</text:p>
          </table:table-cell>
          <table:table-cell office:value-type="string" calcext:value-type="string">
            <text:p>https://www.reichelt.de/20pol-buchsenleiste-gerade-rm-2-54-h-8-5mm-bl-1x20g8-2-54-p51827.html?&amp;trstct=pol_0&amp;nbc=1</text:p>
          </table:table-cell>
          <table:table-cell/>
          <table:table-cell office:value-type="float" office:value="0.27" calcext:value-type="float">
            <text:p>0.27</text:p>
          </table:table-cell>
          <table:table-cell table:formula="of:=[.I32]*[.D32]" office:value-type="float" office:value="6.48" calcext:value-type="float">
            <text:p>6.48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33]&gt;[.B33];[.C33];[.B33]*[.B$3])" office:value-type="float" office:value="8" calcext:value-type="float">
            <text:p>8</text:p>
          </table:table-cell>
          <table:table-cell office:value-type="string" calcext:value-type="string">
            <text:p>40Pin</text:p>
          </table:table-cell>
          <table:table-cell office:value-type="string" calcext:value-type="string">
            <text:p>2.54 Pinheader Male 40 Pin</text:p>
          </table:table-cell>
          <table:table-cell office:value-type="string" calcext:value-type="string">
            <text:p>https://www.reichelt.de/40pol-stiftleiste-gerade-rm-2-54-sl-1x40g-2-54-p19506.html?&amp;trstct=pol_0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33]*[.D33]" office:value-type="float" office:value="1.76" calcext:value-type="float">
            <text:p>1.7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C34]&gt;[.B34];[.C34];[.B34]*[.B$3])" office:value-type="float" office:value="56" calcext:value-type="float">
            <text:p>56</text:p>
          </table:table-cell>
          <table:table-cell office:value-type="string" calcext:value-type="string">
            <text:p>Jumper</text:p>
          </table:table-cell>
          <table:table-cell office:value-type="string" calcext:value-type="string">
            <text:p>2.54 Jumper</text:p>
          </table:table-cell>
          <table:table-cell office:value-type="string" calcext:value-type="string">
            <text:p>https://www.reichelt.de/kurzschlussbruecke-schw-m-grifflasche-jumper-2-54gl-sw-p9019.html?&amp;trstct=pol_2&amp;nbc=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I34]*[.D34]" office:value-type="float" office:value="1.68" calcext:value-type="float">
            <text:p>1.6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X711 Module</text:p>
          </table:table-cell>
          <table:table-cell office:value-type="float" office:value="4" calcext:value-type="float">
            <text:p>4</text:p>
          </table:table-cell>
          <table:table-cell table:number-columns-repeated="7"/>
          <table:table-cell table:formula="of:=[.I36]*[.C36]" office:value-type="float" office:value="0" calcext:value-type="float">
            <text:p>0</text:p>
          </table:table-cell>
          <table:table-cell table:formula="of:=SUM([.J36:.J47])" office:value-type="float" office:value="6.11" calcext:value-type="float">
            <text:p>6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 C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37]&gt;[.B37];[.C37];[.B37]*[.B$36])" office:value-type="float" office:value="8" calcext:value-type="float">
            <text:p>8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_SMD:CP_Elec_6.3x5.7</text:p>
          </table:table-cell>
          <table:table-cell office:value-type="string" calcext:value-type="string">
            <text:p>https://www.reichelt.de/elko-smd-geringster-low-esr-10-f-25v-pxa-10-25-p89753.html?&amp;trstct=pol_6&amp;nbc=1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I37]*[.D37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38]&gt;[.B38];[.C38];[.B38]*[.B$36])"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00nf-50v-125-c-kem-x7r1206b100n-p207152.html?&amp;trstct=pol_0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38]*[.D38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39]&gt;[.B39];[.C39];[.B39]*[.B$36])" office:value-type="float" office:value="4" calcext:value-type="float">
            <text:p>4</text:p>
          </table:table-cell>
          <table:table-cell office:value-type="string" calcext:value-type="string">
            <text:p>BC546</text:p>
          </table:table-cell>
          <table:table-cell office:value-type="string" calcext:value-type="string">
            <text:p>Package_TO_SOT_THT:TO-92_HandSolder</text:p>
          </table:table-cell>
          <table:table-cell office:value-type="string" calcext:value-type="string">
            <text:p>https://www.reichelt.de/bipolartransistor-npn-65v-0-1a-0-5w-to-92-bc-546b-p219129.html?&amp;trstct=pos_1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39]*[.D39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0]&gt;[.B40];[.C40];[.B40]*[.B$36])" office:value-type="float" office:value="4" calcext:value-type="float">
            <text:p>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0-kohm-250-mw-1-rnd-1206-1-10k-p183394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40]*[.D40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1]&gt;[.B41];[.C41];[.B41]*[.B$36])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00-ohm-250-mw-1-rnd-1206-1-100-p183349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41]*[.D41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2]&gt;[.B42];[.C42];[.B42]*[.B$36])" office:value-type="float" office:value="4" calcext:value-type="float">
            <text:p>4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470-ohm-250-mw-1-rnd-1206-1-470-p18335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42]*[.D42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3]&gt;[.B43];[.C43];[.B43]*[.B$36])" office:value-type="float" office:value="4" calcext:value-type="float">
            <text:p>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910-ohm-250-mw-1-rnd-1206-1-910-p21273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43]*[.D43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C44]&gt;[.B44];[.C44];[.B44]*[.B$36])" office:value-type="float" office:value="3" calcext:value-type="float">
            <text:p>3</text:p>
          </table:table-cell>
          <table:table-cell office:value-type="string" calcext:value-type="string">
            <text:p>HX711</text:p>
          </table:table-cell>
          <table:table-cell office:value-type="string" calcext:value-type="string">
            <text:p>buck:hx711</text:p>
          </table:table-cell>
          <table:table-cell office:value-type="string" calcext:value-type="string">
            <text:p>https://www.banggood.com/3pcs-AD-Weighing-Sensor-Module-Dual-channel-24-bit-AD-Conversion-HX711-Shieding-p-1355706.html?rmmds=search&amp;cur_warehouse=CN</text:p>
          </table:table-cell>
          <table:table-cell/>
          <table:table-cell table:formula="of:=2.91/3" office:value-type="float" office:value="0.97" calcext:value-type="float">
            <text:p>0.97</text:p>
          </table:table-cell>
          <table:table-cell table:formula="of:=[.I44]*[.D44]" office:value-type="float" office:value="2.91" calcext:value-type="float">
            <text:p>2.91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IF([.C45]&gt;[.B45];[.C45];[.B45]*[.B$36])" office:value-type="float" office:value="4" calcext:value-type="float">
            <text:p>4</text:p>
          </table:table-cell>
          <table:table-cell office:value-type="string" calcext:value-type="string">
            <text:p>40Pin</text:p>
          </table:table-cell>
          <table:table-cell office:value-type="string" calcext:value-type="string">
            <text:p>2.54 Pinheader Male 40 Pin</text:p>
          </table:table-cell>
          <table:table-cell office:value-type="string" calcext:value-type="string">
            <text:p>https://www.reichelt.de/40pol-stiftleiste-gerade-rm-2-54-sl-1x40g-2-54-p19506.html?&amp;trstct=pol_0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45]*[.D45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CK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6]&gt;[.B46];[.C46];[.B46]*[.B$36])" office:value-type="float" office:value="4" calcext:value-type="float">
            <text:p>4</text:p>
          </table:table-cell>
          <table:table-cell office:value-type="string" calcext:value-type="string">
            <text:p>470 Ohm</text:p>
          </table:table-cell>
          <table:table-cell office:value-type="string" calcext:value-type="string">
            <text:p>Bedrahtet</text:p>
          </table:table-cell>
          <table:table-cell office:value-type="string" calcext:value-type="string">
            <text:p>https://www.reichelt.de/widerstand-metallschicht-470-ohm-0207-0-6-w-1-metall-470-p11826.html?&amp;trstct=pol_1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46]*[.D46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UCK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47]&gt;[.B47];[.C47];[.B47]*[.B$36])" office:value-type="float" office:value="4" calcext:value-type="float">
            <text:p>4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Bedrahtet</text:p>
          </table:table-cell>
          <table:table-cell office:value-type="string" calcext:value-type="string">
            <text:p>https://www.reichelt.de/widerstand-metallschicht-470-ohm-0207-0-6-w-1-metall-470-p11826.html?&amp;trstct=pol_2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47]*[.D47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ESP32-Breakout</text:p>
          </table:table-cell>
          <table:table-cell office:value-type="float" office:value="4" calcext:value-type="float">
            <text:p>4</text:p>
          </table:table-cell>
          <table:table-cell/>
          <table:table-cell table:style-name="Default"/>
          <table:table-cell table:number-columns-repeated="4"/>
          <table:table-cell office:value-type="float" office:value="0.4" calcext:value-type="float">
            <text:p>0.4</text:p>
          </table:table-cell>
          <table:table-cell table:formula="of:=[.I50]*[.C50]" office:value-type="float" office:value="0" calcext:value-type="float">
            <text:p>0</text:p>
          </table:table-cell>
          <table:table-cell table:formula="of:=SUM([.J50:.J54])" office:value-type="float" office:value="18.76" calcext:value-type="float">
            <text:p>18.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 C1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51]&gt;[.B51];[.C51];[.B51]*[.B$50])" office:value-type="float" office:value="8" calcext:value-type="float">
            <text:p>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00nf-50v-125-c-kem-x7r1206b100n-p207152.html?&amp;trstct=pol_0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51]*[.D51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 C4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52]&gt;[.B52];[.C52];[.B52]*[.B$50])" office:value-type="float" office:value="8" calcext:value-type="float">
            <text:p>8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0-f-16v-125-c-kem-x7r1206-10u-p207163.html?&amp;trstct=pol_0&amp;nbc=1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[.I52]*[.D52]" office:value-type="float" office:value="1.04" calcext:value-type="float">
            <text:p>1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office:value-type="float" office:value="1" calcext:value-type="float">
            <text:p>1</text:p>
          </table:table-cell>
          <table:table-cell table:formula="of:=[.B53]" office:value-type="float" office:value="1" calcext:value-type="float">
            <text:p>1</text:p>
          </table:table-cell>
          <table:table-cell table:formula="of:=IF([.C53]&gt;[.B53];[.C53];[.B53]*[.B$50])" office:value-type="float" office:value="4" calcext:value-type="float">
            <text:p>4</text:p>
          </table:table-cell>
          <table:table-cell office:value-type="string" calcext:value-type="string">
            <text:p>ESP32-WROOM-32</text:p>
          </table:table-cell>
          <table:table-cell office:value-type="string" calcext:value-type="string">
            <text:p>RF_Module:ESP32-WROOM-32</text:p>
          </table:table-cell>
          <table:table-cell office:value-type="string" calcext:value-type="string">
            <text:p>https://www.digikey.de/product-detail/en/espressif-systems/ESP32-WROOM-32-16MB/1904-1020-1-ND/9381729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[.I53]*[.D53]" office:value-type="float" office:value="16.52" calcext:value-type="float">
            <text:p>16.52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B54]" office:value-type="float" office:value="1" calcext:value-type="float">
            <text:p>1</text:p>
          </table:table-cell>
          <table:table-cell table:formula="of:=IF([.C54]&gt;[.B54];[.C54];[.B54]*[.B$50])" office:value-type="float" office:value="4" calcext:value-type="float">
            <text:p>4</text:p>
          </table:table-cell>
          <table:table-cell office:value-type="string" calcext:value-type="string">
            <text:p>40Pin</text:p>
          </table:table-cell>
          <table:table-cell office:value-type="string" calcext:value-type="string">
            <text:p>2.54 Pinheader Male 40 Pin</text:p>
          </table:table-cell>
          <table:table-cell office:value-type="string" calcext:value-type="string">
            <text:p>https://www.reichelt.de/40pol-stiftleiste-gerade-rm-2-54-sl-1x40g-2-54-p19506.html?&amp;trstct=pol_0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54]*[.D54]" office:value-type="float" office:value="0.88" calcext:value-type="float">
            <text:p>0.8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cb_loadcell-module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table:formula="of:=SUM([.J58:.J93])" office:value-type="float" office:value="62.61" calcext:value-type="float">
            <text:p>62.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2 C3 C13 C12 C26 C16 C18 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58]&gt;[.B58];[.C58];[.B58]*[.B$57])" office:value-type="float" office:value="21" calcext:value-type="float">
            <text:p>21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_SMD:CP_Elec_6.3x5.7</text:p>
          </table:table-cell>
          <table:table-cell office:value-type="string" calcext:value-type="string">
            <text:p>https://www.reichelt.de/smd-elko-10-f-50-v-2000-h-eln-rv2-50v100mu-p246741.html?&amp;trstct=pol_2&amp;nbc=1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I58]*[.D58]" office:value-type="float" office:value="2.31" calcext:value-type="float">
            <text:p>2.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59]&gt;[.B59];[.C59];[.B59]*[.B$57])" office:value-type="float" office:value="3" calcext:value-type="float">
            <text:p>3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330nf-50v-125-c-kem-x7r1206-330n-p207157.html?&amp;trstct=pol_4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59]*[.D59]" office:value-type="float" office:value="0.66" calcext:value-type="float">
            <text:p>0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 C1 C4 C10 C14 C11 C9 C8 C7 C19 C25 C15 C17 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C60]&gt;[.B60];[.C60];[.B60]*[.B$57])" office:value-type="float" office:value="39" calcext:value-type="float">
            <text:p>39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00nf-50v-125-c-kem-x7r1206b100n-p207152.html?&amp;trstct=pol_0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60]*[.D60]" office:value-type="float" office:value="1.56" calcext:value-type="float">
            <text:p>1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1]&gt;[.B61];[.C61];[.B61]*[.B$57])" office:value-type="float" office:value="3" calcext:value-type="float">
            <text:p>3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https://www.reichelt.de/schottkydiode-30-v-0-2-a-sod-323f-bat-54j-nxp-p219408.html?&amp;trstct=pos_9&amp;nbc=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I61]*[.D61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2]&gt;[.B62];[.C62];[.B62]*[.B$57])" office:value-type="float" office:value="3" calcext:value-type="float">
            <text:p>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https://www.reichelt.de/schalt-diode-75-v-150-ma-sod-323f-1n-4148-ws-p95197.html?&amp;trstct=pos_3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62]*[.D62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0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3]&gt;[.B63];[.C63];[.B63]*[.B$57])" office:value-type="float" office:value="3" calcext:value-type="float">
            <text:p>3</text:p>
          </table:table-cell>
          <table:table-cell office:value-type="string" calcext:value-type="string">
            <text:p>LED_PING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https://www.reichelt.de/jst-stiftleiste-gerade-1x2-polig-xh-jst-xh2p-st-p185073.html?&amp;trstct=pos_7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63]*[.D63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4]&gt;[.B64];[.C64];[.B64]*[.B$57])" office:value-type="float" office:value="3" calcext:value-type="float">
            <text:p>3</text:p>
          </table:table-cell>
          <table:table-cell office:value-type="string" calcext:value-type="string">
            <text:p>LED_RGB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https://www.reichelt.de/jst-stiftleiste-gerade-1x4-polig-xh-jst-xh4p-st-p185075.html?&amp;trstct=pol_12&amp;nbc=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I64]*[.D64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5]&gt;[.B65];[.C65];[.B65]*[.B$57])" office:value-type="float" office:value="3" calcext:value-type="float">
            <text:p>3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onnector_JST:JST_EH_S5B-EH_1x05_P2.50mm_Horizontal</text:p>
          </table:table-cell>
          <table:table-cell office:value-type="string" calcext:value-type="string">
            <text:p>https://www.reichelt.de/jst-stiftleiste-90-1x5-polig-xh-jst-xh5p-st90-p185082.html?&amp;trstct=pos_0&amp;nbc=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I65]*[.D65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5 P1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66]&gt;[.B66];[.C66];[.B66]*[.B$57])" office:value-type="float" office:value="6" calcext:value-type="float">
            <text:p>6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ustom:Shield_TE2118726-2</text:p>
          </table:table-cell>
          <table:table-cell office:value-type="string" calcext:value-type="string">
            <text:p>https://www.digikey.com/product-detail/en/te-connectivity-amp-connectors/2118726-2/A126157CT-ND/7381917</text:p>
          </table:table-cell>
          <table:table-cell/>
          <table:table-cell office:value-type="float" office:value="1.72" calcext:value-type="float">
            <text:p>1.72</text:p>
          </table:table-cell>
          <table:table-cell table:formula="of:=[.I66]*[.D66]" office:value-type="float" office:value="10.32" calcext:value-type="float">
            <text:p>1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7]&gt;[.B67];[.C67];[.B67]*[.B$57])" office:value-type="float" office:value="3" calcext:value-type="float">
            <text:p>3</text:p>
          </table:table-cell>
          <table:table-cell office:value-type="string" calcext:value-type="string">
            <text:p>BAT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https://www.reichelt.de/jst-stiftleiste-gerade-1x2-polig-xh-jst-xh2p-st-p185073.html?&amp;trstct=pos_7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67]*[.D67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8]&gt;[.B68];[.C68];[.B68]*[.B$57])" office:value-type="float" office:value="3" calcext:value-type="float">
            <text:p>3</text:p>
          </table:table-cell>
          <table:table-cell office:value-type="string" calcext:value-type="string">
            <text:p>CHRG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https://www.reichelt.de/jst-stiftleiste-gerade-1x4-polig-xh-jst-xh4p-st-p185075.html?&amp;trstct=pol_12&amp;nbc=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I68]*[.D68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69]&gt;[.B69];[.C69];[.B69]*[.B$57])" office:value-type="float" office:value="3" calcext:value-type="float">
            <text:p>3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https://www.reichelt.de/jst-stiftleiste-gerade-1x2-polig-xh-jst-xh2p-st-p185073.html?&amp;trstct=pos_7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69]*[.D69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7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0]&gt;[.B70];[.C70];[.B70]*[.B$57])" office:value-type="float" office:value="3" calcext:value-type="float">
            <text:p>3</text:p>
          </table:table-cell>
          <table:table-cell office:value-type="string" calcext:value-type="string">
            <text:p>LED_PWR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https://www.reichelt.de/jst-stiftleiste-gerade-1x2-polig-xh-jst-xh2p-st-p185073.html?&amp;trstct=pos_7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70]*[.D70]" office:value-type="float" office:value="0.24" calcext:value-type="float">
            <text:p>0.2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9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1]&gt;[.B71];[.C71];[.B71]*[.B$57])" office:value-type="float" office:value="3" calcext:value-type="float">
            <text:p>3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https://www.reichelt.de/jst-stiftleiste-gerade-1x4-polig-xh-jst-xh4p-st-p185075.html?&amp;trstct=pol_12&amp;nbc=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I71]*[.D71]" office:value-type="float" office:value="0.45" calcext:value-type="float">
            <text:p>0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2]&gt;[.B72];[.C72];[.B72]*[.B$57])" office:value-type="float" office:value="3" calcext:value-type="float">
            <text:p>3</text:p>
          </table:table-cell>
          <table:table-cell office:value-type="string" calcext:value-type="string">
            <text:p>Si4403DDY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www.digikey.com/product-detail/en/vishay-siliconix/SI4403DDY-T1-GE3/SI4403DDY-T1-GE3CT-ND/7622821</text:p>
          </table:table-cell>
          <table:table-cell/>
          <table:table-cell office:value-type="float" office:value="0.46" calcext:value-type="float">
            <text:p>0.46</text:p>
          </table:table-cell>
          <table:table-cell table:formula="of:=[.I72]*[.D72]" office:value-type="float" office:value="1.38" calcext:value-type="float">
            <text:p>1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3 Q1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73]&gt;[.B73];[.C73];[.B73]*[.B$57])" office:value-type="float" office:value="6" calcext:value-type="float">
            <text:p>6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reichelt.de/mosfet-n-ch-60v-0-115a-0-3w-sot-23-2n-7002-7-f-p219153.html?&amp;trstct=pos_2&amp;nbc=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I73]*[.D73]" office:value-type="float" office:value="0.18" calcext:value-type="float">
            <text:p>0.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4]&gt;[.B74];[.C74];[.B74]*[.B$57])" office:value-type="float" office:value="3" calcext:value-type="float">
            <text:p>3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270-ohm-250-mw-1-rnd-1206-1-270-p183355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74]*[.D74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2 R1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75]&gt;[.B75];[.C75];[.B75]*[.B$57])" office:value-type="float" office:value="6" calcext:value-type="float">
            <text:p>6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470-ohm-250-mw-1-rnd-1206-1-470-p18335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75]*[.D75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6]&gt;[.B76];[.C76];[.B76]*[.B$57])" office:value-type="float" office:value="3" calcext:value-type="float">
            <text:p>3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910-ohm-250-mw-1-rnd-1206-1-910-p21273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76]*[.D76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7]&gt;[.B77];[.C77];[.B77]*[.B$57])" office:value-type="float" office:value="3" calcext:value-type="float">
            <text:p>3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20-ohm-250-mw-1-rnd-1206-1-120-p183350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77]*[.D77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78]&gt;[.B78];[.C78];[.B78]*[.B$57])" office:value-type="float" office:value="3" calcext:value-type="float">
            <text:p>3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91-ohm-250-mw-1-rnd-1206-1-91-p212729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78]*[.D78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4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79]&gt;[.B79];[.C79];[.B79]*[.B$57])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22-ohm-250-mw-1-rnd-1206-1-22-p183340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79]*[.D79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8 R19 R20 R4 R3 R5 R2 R11 R8 R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C80]&gt;[.B80];[.C80];[.B80]*[.B$57])" office:value-type="float" office:value="30" calcext:value-type="float">
            <text:p>3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0-kohm-250-mw-1-rnd-1206-1-10k-p183394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80]*[.D80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1]&gt;[.B81];[.C81];[.B81]*[.B$57])" office:value-type="float" office:value="3" calcext:value-type="float">
            <text:p>3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750-ohm-250-mw-1-koa-rk73h2bttd71-p238075.html?&amp;trstct=pol_2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81]*[.D81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2]&gt;[.B82];[.C82];[.B82]*[.B$57])" office:value-type="float" office:value="3" calcext:value-type="float">
            <text:p>3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-5-kohm-250-mw-1-rnd-1206-1-1-5k-p183381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82]*[.D82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3]&gt;[.B83];[.C83];[.B83]*[.B$57])" office:value-type="float" office:value="3" calcext:value-type="float">
            <text:p>3</text:p>
          </table:table-cell>
          <table:table-cell office:value-type="string" calcext:value-type="string">
            <text:p>TP4056withprotect</text:p>
          </table:table-cell>
          <table:table-cell office:value-type="string" calcext:value-type="string">
            <text:p>buck:TP4056_module_prot</text:p>
          </table:table-cell>
          <table:table-cell office:value-type="string" calcext:value-type="string">
            <text:p>https://www.banggood.com/TP4056-Micro-USB-5V-1A-Lithium-Battery-Charging-Module-Board-TE585-Lipo-Charger-p-1225993.html?rmmds=search&amp;cur_warehouse=CN</text:p>
          </table:table-cell>
          <table:table-cell/>
          <table:table-cell office:value-type="float" office:value="1.26" calcext:value-type="float">
            <text:p>1.26</text:p>
          </table:table-cell>
          <table:table-cell table:formula="of:=[.I83]*[.D83]" office:value-type="float" office:value="3.78" calcext:value-type="float">
            <text:p>3.7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4]&gt;[.B84];[.C84];[.B84]*[.B$57])" office:value-type="float" office:value="3" calcext:value-type="float">
            <text:p>3</text:p>
          </table:table-cell>
          <table:table-cell office:value-type="string" calcext:value-type="string">
            <text:p>BoostConverter</text:p>
          </table:table-cell>
          <table:table-cell office:value-type="string" calcext:value-type="string">
            <text:p>buck:MT3608_module_boost</text:p>
          </table:table-cell>
          <table:table-cell office:value-type="string" calcext:value-type="string">
            <text:p>https://www.banggood.com/DC-2V-24V-To-5V-28V-2A-Step-Up-Boost-Converter-Power-Supply-Module-Adjustable-Regulator-Board-p-1566600.html?rmmds=search&amp;cur_warehouse=CN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[.I84]*[.D84]"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5]&gt;[.B85];[.C85];[.B85]*[.B$57])" office:value-type="float" office:value="3" calcext:value-type="float">
            <text:p>3</text:p>
          </table:table-cell>
          <table:table-cell office:value-type="string" calcext:value-type="string">
            <text:p>BuckConverter</text:p>
          </table:table-cell>
          <table:table-cell office:value-type="string" calcext:value-type="string">
            <text:p>buck:dsn-mini-360_buck</text:p>
          </table:table-cell>
          <table:table-cell office:value-type="string" calcext:value-type="string">
            <text:p>https://www.banggood.com/DC-DC-7-28V-to-5V-3A-Step-Down-Power-Supply-Module-Buck-Converter-Replace-LM2596-p-1536688.html?rmmds=search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[.I85]*[.D85]" office:value-type="float" office:value="3.69" calcext:value-type="float">
            <text:p>3.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6]&gt;[.B86];[.C86];[.B86]*[.B$57])" office:value-type="float" office:value="3" calcext:value-type="float">
            <text:p>3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reichelt.de/spannungsregler-fest-5-v-dpak-mc-7805-cdtg-p189143.html?&amp;trstct=pos_8&amp;nbc=1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I86]*[.D86]" office:value-type="float" office:value="1.05" calcext:value-type="float">
            <text:p>1.0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7]&gt;[.B87];[.C87];[.B87]*[.B$57])" office:value-type="float" office:value="3" calcext:value-type="float">
            <text:p>3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reichelt.de/shift-register-8-bit-2-6-v-so-16-74hc-165d-nxp-p216626.html?&amp;trstct=pos_2&amp;nbc=1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I87]*[.D87]" office:value-type="float" office:value="0.72" calcext:value-type="float">
            <text:p>0.7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8]&gt;[.B88];[.C88];[.B88]*[.B$57])" office:value-type="float" office:value="3" calcext:value-type="float">
            <text:p>3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RF_Module:ESP32-WROOM-32U</text:p>
          </table:table-cell>
          <table:table-cell office:value-type="string" calcext:value-type="string">
            <text:p>https://www.digikey.de/product-detail/en/espressif-systems/ESP32-WROOM-32U-16MB/1904-1028-1-ND/9381737?_ga=2.78679122.772215829.1584722537-1107834322.1578137426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[.I88]*[.D88]" office:value-type="float" office:value="12.39" calcext:value-type="float">
            <text:p>12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89]&gt;[.B89];[.C89];[.B89]*[.B$57])" office:value-type="float" office:value="3" calcext:value-type="float">
            <text:p>3</text:p>
          </table:table-cell>
          <table:table-cell office:value-type="string" calcext:value-type="string">
            <text:p>W25Q128</text:p>
          </table:table-cell>
          <table:table-cell office:value-type="string" calcext:value-type="string">
            <text:p>memory:W25Q128-module</text:p>
          </table:table-cell>
          <table:table-cell office:value-type="string" calcext:value-type="string">
            <text:p>https://www.banggood.com/W25Q32-W25Q128-Large-Capacity-FLASH-Storage-Module-Memory-Card-SPI-Interface-BV-FV-STM32-p-1595134.html?rmmds=search&amp;ID=6281655&amp;cur_warehouse=CN</text:p>
          </table:table-cell>
          <table:table-cell/>
          <table:table-cell office:value-type="float" office:value="1.28" calcext:value-type="float">
            <text:p>1.28</text:p>
          </table:table-cell>
          <table:table-cell table:formula="of:=[.I89]*[.D89]" office:value-type="float" office:value="3.84" calcext:value-type="float">
            <text:p>3.8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8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90]&gt;[.B90];[.C90];[.B90]*[.B$57])" office:value-type="float" office:value="3" calcext:value-type="float">
            <text:p>3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Package_TO_SOT_THT:TO-92_HandSolder</text:p>
          </table:table-cell>
          <table:table-cell office:value-type="string" calcext:value-type="string">
            <text:p>https://www.reichelt.de/digital-thermometer-1-wire-0-5-c-to-92-ds-18b20-p58169.html?&amp;trstct=pos_0&amp;nbc=1</text:p>
          </table:table-cell>
          <table:table-cell/>
          <table:table-cell office:value-type="float" office:value="1.65" calcext:value-type="float">
            <text:p>1.65</text:p>
          </table:table-cell>
          <table:table-cell table:formula="of:=[.I90]*[.D90]" office:value-type="float" office:value="4.95" calcext:value-type="float">
            <text:p>4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9 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IF([.C91]&gt;[.B91];[.C91];[.B91]*[.B$57])" office:value-type="float" office:value="3" calcext:value-type="float">
            <text:p>3</text:p>
          </table:table-cell>
          <table:table-cell office:value-type="string" calcext:value-type="string">
            <text:p>HX711</text:p>
          </table:table-cell>
          <table:table-cell office:value-type="string" calcext:value-type="string">
            <text:p>buck:hx711</text:p>
          </table:table-cell>
          <table:table-cell office:value-type="string" calcext:value-type="string">
            <text:p>https://www.banggood.com/3pcs-AD-Weighing-Sensor-Module-Dual-channel-24-bit-AD-Conversion-HX711-Shieding-p-1355706.html?rmmds=search&amp;cur_warehouse=CN</text:p>
          </table:table-cell>
          <table:table-cell/>
          <table:table-cell table:formula="of:=2.91/3" office:value-type="float" office:value="0.97" calcext:value-type="float">
            <text:p>0.97</text:p>
          </table:table-cell>
          <table:table-cell table:formula="of:=[.I91]*[.D91]" office:value-type="float" office:value="2.91" calcext:value-type="float">
            <text:p>2.91</text:p>
          </table:table-cell>
          <table:table-cell table:number-columns-repeated="1014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formula="of:=IF([.C92]&gt;[.B92];[.C92];[.B92]*[.B$57])" office:value-type="float" office:value="3" calcext:value-type="float">
            <text:p>3</text:p>
          </table:table-cell>
          <table:table-cell office:value-type="string" calcext:value-type="string">
            <text:p>40Pin</text:p>
          </table:table-cell>
          <table:table-cell office:value-type="string" calcext:value-type="string">
            <text:p>2.54 Pinheader Male 40 Pin</text:p>
          </table:table-cell>
          <table:table-cell office:value-type="string" calcext:value-type="string">
            <text:p>https://www.reichelt.de/40pol-stiftleiste-gerade-rm-2-54-sl-1x40g-2-54-p19506.html?&amp;trstct=pol_0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92]*[.D92]" office:value-type="float" office:value="0.66" calcext:value-type="float">
            <text:p>0.66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93]&gt;[.B93];[.C93];[.B93]*[.B$57])" office:value-type="float" office:value="6" calcext:value-type="float">
            <text:p>6</text:p>
          </table:table-cell>
          <table:table-cell office:value-type="string" calcext:value-type="string">
            <text:p>ShieldCover</text:p>
          </table:table-cell>
          <table:table-cell/>
          <table:table-cell office:value-type="string" calcext:value-type="string">
            <text:p>https://www.digikey.com/product-detail/en/te-connectivity-amp-connectors/2118725-2/A126130-ND/7381869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[.I93]*[.D93]" office:value-type="float" office:value="4.08" calcext:value-type="float">
            <text:p>4.08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Case Loadcell Module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SUM([.J97:.J113])" office:value-type="float" office:value="205.21" calcext:value-type="float">
            <text:p>205.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teck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97]&gt;[.B97];[.C97];[.B97]*[.B$96])" office:value-type="float" office:value="5" calcext:value-type="float">
            <text:p>5</text:p>
          </table:table-cell>
          <table:table-cell office:value-type="string" calcext:value-type="string">
            <text:p>KFV 80</text:p>
          </table:table-cell>
          <table:table-cell/>
          <table:table-cell office:value-type="string" calcext:value-type="string">
            <text:p>https://www.reichelt.de/einbaukupplung-frontmontage-ip40-8-pol-lum-kfv-80-p116111.html?&amp;trstct=pos_0&amp;nbc=1</text:p>
          </table:table-cell>
          <table:table-cell/>
          <table:table-cell office:value-type="float" office:value="4.1" calcext:value-type="float">
            <text:p>4.1</text:p>
          </table:table-cell>
          <table:table-cell table:formula="of:=[.I97]*[.D97]" office:value-type="float" office:value="20.5" calcext:value-type="float">
            <text:p>20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98]&gt;[.B98];[.C98];[.B98]*[.B$96])" office:value-type="float" office:value="5" calcext:value-type="float">
            <text:p>5</text:p>
          </table:table-cell>
          <table:table-cell office:value-type="string" calcext:value-type="string">
            <text:p>KFV 30</text:p>
          </table:table-cell>
          <table:table-cell/>
          <table:table-cell office:value-type="string" calcext:value-type="string">
            <text:p>https://www.reichelt.de/einbaukupplung-frontmontage-ip40-3-pol-lum-kfv-30-p238947.html?&amp;trstct=pos_0&amp;nbc=1</text:p>
          </table:table-cell>
          <table:table-cell/>
          <table:table-cell office:value-type="float" office:value="2.55" calcext:value-type="float">
            <text:p>2.55</text:p>
          </table:table-cell>
          <table:table-cell table:formula="of:=[.I98]*[.D98]" office:value-type="float" office:value="12.75" calcext:value-type="float">
            <text:p>12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99]&gt;[.B99];[.C99];[.B99]*[.B$96])" office:value-type="float" office:value="5" calcext:value-type="float">
            <text:p>5</text:p>
          </table:table-cell>
          <table:table-cell office:value-type="string" calcext:value-type="string">
            <text:p>KFV 50</text:p>
          </table:table-cell>
          <table:table-cell/>
          <table:table-cell office:value-type="string" calcext:value-type="string">
            <text:p>https://www.reichelt.de/einbaukupplung-frontmontage-ip40-5-pol-180-lum-kfv-50-p116110.html?&amp;trstct=pol_4&amp;nbc=1</text:p>
          </table:table-cell>
          <table:table-cell/>
          <table:table-cell office:value-type="float" office:value="3.2" calcext:value-type="float">
            <text:p>3.2</text:p>
          </table:table-cell>
          <table:table-cell table:formula="of:=[.I99]*[.D99]" office:value-type="float" office:value="16" calcext:value-type="float">
            <text:p>16</text:p>
          </table:table-cell>
          <table:table-cell/>
          <table:table-cell table:style-name="Default" table:number-columns-repeated="9"/>
          <table:table-cell table:number-columns-repeated="1004"/>
        </table:table-row>
        <table:table-row table:style-name="ro1">
          <table:table-cell office:value-type="string" calcext:value-type="string">
            <text:p>Alugehäu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00]&gt;[.B100];[.C100];[.B100]*[.B$96])" office:value-type="float" office:value="5" calcext:value-type="float">
            <text:p>5</text:p>
          </table:table-cell>
          <table:table-cell office:value-type="string" calcext:value-type="string">
            <text:p>1550Z113</text:p>
          </table:table-cell>
          <table:table-cell/>
          <table:table-cell office:value-type="string" calcext:value-type="string">
            <text:p>https://www.digikey.de/product-detail/en/hammond-manufacturing/1550Z113/HM190-ND/2268551?_ga=2.12971249.772215829.1584722537-1107834322.1578137426</text:p>
          </table:table-cell>
          <table:table-cell/>
          <table:table-cell office:value-type="float" office:value="12.88" calcext:value-type="float">
            <text:p>12.88</text:p>
          </table:table-cell>
          <table:table-cell table:formula="of:=[.I100]*[.D100]" office:value-type="float" office:value="64.4" calcext:value-type="float">
            <text:p>64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ntenn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IF([.C101]&gt;[.B101];[.C101];[.B101]*[.B$96])" office:value-type="float" office:value="2" calcext:value-type="float">
            <text:p>2</text:p>
          </table:table-cell>
          <table:table-cell office:value-type="string" calcext:value-type="string">
            <text:p>SMA</text:p>
          </table:table-cell>
          <table:table-cell/>
          <table:table-cell office:value-type="string" calcext:value-type="string">
            <text:p>https://de.aliexpress.com/item/32971789201.html?spm=a2g0s.9042311.0.0.720a4c4drGYyPu</text:p>
          </table:table-cell>
          <table:table-cell/>
          <table:table-cell table:formula="of:=3/2" office:value-type="float" office:value="1.5" calcext:value-type="float">
            <text:p>1.5</text:p>
          </table:table-cell>
          <table:table-cell table:formula="of:=[.I101]*[.D101]" office:value-type="float" office:value="3" calcext:value-type="float">
            <text:p>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e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02]&gt;[.B102];[.C102];[.B102]*[.B$96])" office:value-type="float" office:value="5" calcext:value-type="float">
            <text:p>5</text:p>
          </table:table-cell>
          <table:table-cell office:value-type="string" calcext:value-type="string">
            <text:p>Set 22AWG</text:p>
          </table:table-cell>
          <table:table-cell/>
          <table:table-cell office:value-type="string" calcext:value-type="string">
            <text:p>https://www.aliexpress.com/item/4000515927742.html?spm=a2g0s.9042311.0.0.7b694c4d2qJnZR</text:p>
          </table:table-cell>
          <table:table-cell/>
          <table:table-cell office:value-type="float" office:value="10.29" calcext:value-type="float">
            <text:p>10.29</text:p>
          </table:table-cell>
          <table:table-cell table:formula="of:=[.I102]*[.D102]" office:value-type="float" office:value="51.45" calcext:value-type="float">
            <text:p>51.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igtai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C103]&gt;[.B103];[.C103];[.B103]*[.B$96])" office:value-type="float" office:value="5" calcext:value-type="float">
            <text:p>5</text:p>
          </table:table-cell>
          <table:table-cell office:value-type="string" calcext:value-type="string">
            <text:p>5cm SMA-u.FL</text:p>
          </table:table-cell>
          <table:table-cell/>
          <table:table-cell office:value-type="string" calcext:value-type="string">
            <text:p>https://www.aliexpress.com/item/4000339663959.html?spm=a2g0s.9042311.0.0.7b694c4d2qJnZR</text:p>
          </table:table-cell>
          <table:table-cell/>
          <table:table-cell table:formula="of:=2.2/5" office:value-type="float" office:value="0.44" calcext:value-type="float">
            <text:p>0.44</text:p>
          </table:table-cell>
          <table:table-cell table:formula="of:=[.I103]*[.D103]" office:value-type="float" office:value="2.2" calcext:value-type="float">
            <text:p>2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18650 Hold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04]&gt;[.B104];[.C104];[.B104]*[.B$96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banggood.com/DIY-1-Slot-18650-Battery-Holder-With-2-Leads-p-972775.html?rmmds=search</text:p>
          </table:table-cell>
          <table:table-cell/>
          <table:table-cell office:value-type="float" office:value="1.38" calcext:value-type="float">
            <text:p>1.38</text:p>
          </table:table-cell>
          <table:table-cell table:formula="of:=[.I104]*[.D104]" office:value-type="float" office:value="6.9" calcext:value-type="float">
            <text:p>6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raube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formula="of:=IF([.C105]&gt;[.B105];[.C105];[.B105]*[.B$96])" office:value-type="float" office:value="50" calcext:value-type="float">
            <text:p>50</text:p>
          </table:table-cell>
          <table:table-cell office:value-type="string" calcext:value-type="string">
            <text:p>ISO7380 M4x8</text:p>
          </table:table-cell>
          <table:table-cell/>
          <table:table-cell office:value-type="string" calcext:value-type="string">
            <text:p>https://www.wegertseder.com/ArticleDetails.aspx?AKNUM=2576&amp;Diameter=4</text:p>
          </table:table-cell>
          <table:table-cell/>
          <table:table-cell table:formula="of:=1.95/50" office:value-type="float" office:value="0.039" calcext:value-type="float">
            <text:p>0.039</text:p>
          </table:table-cell>
          <table:table-cell table:formula="of:=[.I105]*[.D105]" office:value-type="float" office:value="1.95" calcext:value-type="float">
            <text:p>1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mp</text:p>
          </table:table-cell>
          <table:table-cell/>
          <table:table-cell table:formula="of:=[.B106]" office:value-type="float" office:value="0" calcext:value-type="float">
            <text:p>0</text:p>
          </table:table-cell>
          <table:table-cell table:formula="of:=IF([.C106]&gt;[.B106];[.C106];[.B106]*[.B$96])" office:value-type="float" office:value="0" calcext:value-type="float">
            <text:p>0</text:p>
          </table:table-cell>
          <table:table-cell office:value-type="string" calcext:value-type="string">
            <text:p>JST XH</text:p>
          </table:table-cell>
          <table:table-cell/>
          <table:table-cell office:value-type="string" calcext:value-type="string">
            <text:p>https://www.reichelt.de/jst-crimpkontakt-buchse-xh-jst-xh-ckb-p185091.html?&amp;trstct=pol_0&amp;nbc=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I106]*[.D106]" office:value-type="float" office:value="0" calcext:value-type="float">
            <text:p>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07]&gt;[.B107];[.C107];[.B107]*[.B$96])" office:value-type="float" office:value="15" calcext:value-type="float">
            <text:p>15</text:p>
          </table:table-cell>
          <table:table-cell office:value-type="string" calcext:value-type="string">
            <text:p>Jst XH 2p FEM</text:p>
          </table:table-cell>
          <table:table-cell/>
          <table:table-cell office:value-type="string" calcext:value-type="string">
            <text:p>https://www.reichelt.de/jst-buchsengehaeuse-1x2-polig-xh-jst-xh2p-bu-p185085.html?&amp;trstct=pos_2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107]*[.D107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08]&gt;[.B108];[.C108];[.B108]*[.B$96])" office:value-type="float" office:value="15" calcext:value-type="float">
            <text:p>15</text:p>
          </table:table-cell>
          <table:table-cell office:value-type="string" calcext:value-type="string">
            <text:p>Jst XH 4p FEM</text:p>
          </table:table-cell>
          <table:table-cell/>
          <table:table-cell office:value-type="string" calcext:value-type="string">
            <text:p>https://www.reichelt.de/jst-buchsengehaeuse-1x4-polig-xh-jst-xh4p-bu-p185087.html?&amp;trstct=pos_2&amp;nbc=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I108]*[.D108]" office:value-type="float" office:value="0.9" calcext:value-type="float">
            <text:p>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09]&gt;[.B109];[.C109];[.B109]*[.B$96])" office:value-type="float" office:value="5" calcext:value-type="float">
            <text:p>5</text:p>
          </table:table-cell>
          <table:table-cell office:value-type="string" calcext:value-type="string">
            <text:p>Jst XH 5p FEM</text:p>
          </table:table-cell>
          <table:table-cell/>
          <table:table-cell office:value-type="string" calcext:value-type="string">
            <text:p>https://www.reichelt.de/jst-buchsengehaeuse-1x5-polig-xh-jst-xh5p-bu-p185088.html?&amp;trstct=pos_1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109]*[.D109]" office:value-type="float" office:value="0.2" calcext:value-type="float">
            <text:p>0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Butto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10]&gt;[.B110];[.C110];[.B110]*[.B$96])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https://www.banggood.com/DC-12V-4-Pin-12mm-Latching-Switch-Led-Light-Metal-Push-Button-Switch-p-1196609.html?rmmds=myorder&amp;ID=229&amp;cur_warehouse=CN</text:p>
          </table:table-cell>
          <table:table-cell/>
          <table:table-cell office:value-type="float" office:value="3.04" calcext:value-type="float">
            <text:p>3.04</text:p>
          </table:table-cell>
          <table:table-cell table:formula="of:=[.I110]*[.D110]" office:value-type="float" office:value="15.2" calcext:value-type="float">
            <text:p>15.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 Mou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[.C111]&gt;[.B111];[.C111];[.B111]*[.B$96])" office:value-type="float" office:value="5" calcext:value-type="float">
            <text:p>5</text:p>
          </table:table-cell>
          <table:table-cell office:value-type="string" calcext:value-type="string">
            <text:p>5mm M8</text:p>
          </table:table-cell>
          <table:table-cell/>
          <table:table-cell office:value-type="string" calcext:value-type="string">
            <text:p>https://www.digikey.com/product-detail/en/adafruit-industries-llc/2176/1528-1397-ND/5629445</text:p>
          </table:table-cell>
          <table:table-cell/>
          <table:table-cell table:formula="of:=2.95/5" office:value-type="float" office:value="0.59" calcext:value-type="float">
            <text:p>0.59</text:p>
          </table:table-cell>
          <table:table-cell table:formula="of:=[.I111]*[.D111]" office:value-type="float" office:value="2.95" calcext:value-type="float">
            <text:p>2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 RGB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IF([.C112]&gt;[.B112];[.C112];[.B112]*[.B$96])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https://www.banggood.com/10pcs-5mm-RGB-LED-Common-Anode-4-Pin-Tri-Color-Emitting-Diodes-F5-p-937446.html?rmmds=search&amp;ID=513798&amp;cur_warehouse=CN</text:p>
          </table:table-cell>
          <table:table-cell/>
          <table:table-cell office:value-type="float" office:value="0.166" calcext:value-type="float">
            <text:p>0.166</text:p>
          </table:table-cell>
          <table:table-cell table:formula="of:=[.I112]*[.D112]" office:value-type="float" office:value="1.66" calcext:value-type="float">
            <text:p>1.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raube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IF([.C113]&gt;[.B113];[.C113];[.B113]*[.B$96])" office:value-type="float" office:value="100" calcext:value-type="float">
            <text:p>100</text:p>
          </table:table-cell>
          <table:table-cell office:value-type="string" calcext:value-type="string">
            <text:p>DIN 7991 M4x20</text:p>
          </table:table-cell>
          <table:table-cell/>
          <table:table-cell office:value-type="string" calcext:value-type="string">
            <text:p>https://www.wegertseder.com/ArticleDetails.aspx?AKNUM=2608&amp;Diameter=4</text:p>
          </table:table-cell>
          <table:table-cell/>
          <table:table-cell office:value-type="float" office:value="0.0455" calcext:value-type="float">
            <text:p>0.0455</text:p>
          </table:table-cell>
          <table:table-cell table:formula="of:=[.I113]*[.D113]" office:value-type="float" office:value="4.55" calcext:value-type="float">
            <text:p>4.55</text:p>
          </table:table-cell>
          <table:table-cell table:number-columns-repeated="1014"/>
        </table:table-row>
        <table:table-row table:style-name="ro1" table:number-rows-repeated="2">
          <table:table-cell table:style-name="Default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pcb_loadcell-afe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table:formula="of:=SUM([.J117:.J158])" office:value-type="float" office:value="100.56" calcext:value-type="float">
            <text:p>100.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17 C18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17]&gt;[.B117];[.C117];[.B117]*[.B$116])" office:value-type="float" office:value="4" calcext:value-type="float">
            <text:p>4</text:p>
          </table:table-cell>
          <table:table-cell office:value-type="string" calcext:value-type="string">
            <text:p>82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82nf-50v-125-c-kem-x7r1206-82n-p207150.html?&amp;trstct=pol_0&amp;nbc=1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I117]*[.D117]" office:value-type="float" office:value="0.36" calcext:value-type="float">
            <text:p>0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19 C20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18]&gt;[.B118];[.C118];[.B118]*[.B$116])" office:value-type="float" office:value="4" calcext:value-type="float">
            <text:p>4</text:p>
          </table:table-cell>
          <table:table-cell office:value-type="string" calcext:value-type="string">
            <text:p>47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47nf-100v-125-c-kem-x7r1206-47n-p207148.html?&amp;trstct=pol_4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118]*[.D118]" office:value-type="float" office:value="0.32" calcext:value-type="float">
            <text:p>0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 C3 C13 C12 C26 C28 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119]&gt;[.B119];[.C119];[.B119]*[.B$116])" office:value-type="float" office:value="12" calcext:value-type="float">
            <text:p>12</text:p>
          </table:table-cell>
          <table:table-cell office:value-type="string" calcext:value-type="string">
            <text:p>10µ</text:p>
          </table:table-cell>
          <table:table-cell office:value-type="string" calcext:value-type="string">
            <text:p>Capacitor_SMD:CP_Elec_6.3x5.7</text:p>
          </table:table-cell>
          <table:table-cell office:value-type="string" calcext:value-type="string">
            <text:p>https://www.reichelt.de/smd-elko-10-f-50-v-2000-h-eln-rv2-50v100mu-p246741.html?&amp;trstct=pol_2&amp;nbc=1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I119]*[.D119]" office:value-type="float" office:value="1.32" calcext:value-type="float">
            <text:p>1.3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1 C15 C16 C22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0]&gt;[.B120];[.C120];[.B120]*[.B$116])" office:value-type="float" office:value="8" calcext:value-type="float">
            <text:p>8</text:p>
          </table:table-cell>
          <table:table-cell office:value-type="string" calcext:value-type="string">
            <text:p>1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-0nf-50v-125-c-kem-x7r1206-1-0n-p207139.html?&amp;trstct=pol_4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20]*[.D120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23 C24 C29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21]&gt;[.B121];[.C121];[.B121]*[.B$116])" office:value-type="float" office:value="6" calcext:value-type="float">
            <text:p>6</text:p>
          </table:table-cell>
          <table:table-cell office:value-type="string" calcext:value-type="string">
            <text:p>1µ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-0-f-25v-85-c-kem-y5v1206-1-0u-p207164.html?&amp;trstct=pol_0&amp;nbc=1</text:p>
          </table:table-cell>
          <table:table-cell/>
          <table:table-cell office:value-type="float" office:value="0.05" calcext:value-type="float">
            <text:p>0.05</text:p>
          </table:table-cell>
          <table:table-cell table:formula="of:=[.I121]*[.D121]"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3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2]&gt;[.B122];[.C122];[.B122]*[.B$116])" office:value-type="float" office:value="2" calcext:value-type="float">
            <text:p>2</text:p>
          </table:table-cell>
          <table:table-cell office:value-type="string" calcext:value-type="string">
            <text:p>2µ2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smd-kerko-1206-2-2-f-10-v-10-mlcc-rnd-1501206b2251-p225544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22]*[.D122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3]&gt;[.B123];[.C123];[.B123]*[.B$116])" office:value-type="float" office:value="2" calcext:value-type="float">
            <text:p>2</text:p>
          </table:table-cell>
          <table:table-cell office:value-type="string" calcext:value-type="string">
            <text:p>33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330nf-50v-125-c-kem-x7r1206-330n-p207157.html?&amp;trstct=pol_4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123]*[.D123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6 C1 C4 C10 C14 C11 C9 C8 C7 C33 C25 C27 C30 C32 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C124]&gt;[.B124];[.C124];[.B124]*[.B$116])" office:value-type="float" office:value="28" calcext:value-type="float">
            <text:p>28</text:p>
          </table:table-cell>
          <table:table-cell office:value-type="string" calcext:value-type="string">
            <text:p>100n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https://www.reichelt.de/vielschicht-kerko-100nf-50v-125-c-kem-x7r1206b100n-p207152.html?&amp;trstct=pol_0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124]*[.D124]" office:value-type="float" office:value="1.12" calcext:value-type="float">
            <text:p>1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1 D2 D4 D3 D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125]&gt;[.B125];[.C125];[.B125]*[.B$116])" office:value-type="float" office:value="10" calcext:value-type="float">
            <text:p>10</text:p>
          </table:table-cell>
          <table:table-cell office:value-type="string" calcext:value-type="string">
            <text:p>BAT54</text:p>
          </table:table-cell>
          <table:table-cell office:value-type="string" calcext:value-type="string">
            <text:p>Diode_SMD:D_SOD-123</text:p>
          </table:table-cell>
          <table:table-cell office:value-type="string" calcext:value-type="string">
            <text:p>https://www.reichelt.de/schottkydiode-30-v-0-2-a-sod-323f-bat-54j-nxp-p219408.html?&amp;trstct=pos_9&amp;nbc=1</text:p>
          </table:table-cell>
          <table:table-cell/>
          <table:table-cell office:value-type="float" office:value="0.06" calcext:value-type="float">
            <text:p>0.06</text:p>
          </table:table-cell>
          <table:table-cell table:formula="of:=[.I125]*[.D125]" office:value-type="float" office:value="0.6" calcext:value-type="float">
            <text:p>0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6]&gt;[.B126];[.C126];[.B126]*[.B$116])" office:value-type="float" office:value="2" calcext:value-type="float">
            <text:p>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iode_SMD:D_SOD-323_HandSoldering</text:p>
          </table:table-cell>
          <table:table-cell office:value-type="string" calcext:value-type="string">
            <text:p>https://www.reichelt.de/schalt-diode-75-v-150-ma-sod-323f-1n-4148-ws-p95197.html?&amp;trstct=pos_3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126]*[.D126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0 P2 P6 P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7]&gt;[.B127];[.C127];[.B127]*[.B$116])" office:value-type="float" office:value="8" calcext:value-type="float">
            <text:p>8</text:p>
          </table:table-cell>
          <table:table-cell office:value-type="string" calcext:value-type="string">
            <text:p>JST XH 2P</text:p>
          </table:table-cell>
          <table:table-cell office:value-type="string" calcext:value-type="string">
            <text:p>Connector_JST:JST_XH_B2B-XH-A_1x02_P2.50mm_Vertical</text:p>
          </table:table-cell>
          <table:table-cell office:value-type="string" calcext:value-type="string">
            <text:p>https://www.reichelt.de/jst-stiftleiste-gerade-1x2-polig-xh-jst-xh2p-st-p185073.html?&amp;trstct=pos_7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127]*[.D127]" office:value-type="float" office:value="0.64" calcext:value-type="float">
            <text:p>0.6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1 P9 P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28]&gt;[.B128];[.C128];[.B128]*[.B$116])" office:value-type="float" office:value="6" calcext:value-type="float">
            <text:p>6</text:p>
          </table:table-cell>
          <table:table-cell office:value-type="string" calcext:value-type="string">
            <text:p>JST XH 4P</text:p>
          </table:table-cell>
          <table:table-cell office:value-type="string" calcext:value-type="string">
            <text:p>Connector_JST:JST_XH_B4B-XH-A_1x04_P2.50mm_Vertical</text:p>
          </table:table-cell>
          <table:table-cell office:value-type="string" calcext:value-type="string">
            <text:p>https://www.reichelt.de/jst-stiftleiste-gerade-1x4-polig-xh-jst-xh4p-st-p185075.html?&amp;trstct=pol_12&amp;nbc=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I128]*[.D128]" office:value-type="float" office:value="0.9" calcext:value-type="float">
            <text:p>0.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29]&gt;[.B129];[.C129];[.B129]*[.B$116])" office:value-type="float" office:value="2" calcext:value-type="float">
            <text:p>2</text:p>
          </table:table-cell>
          <table:table-cell office:value-type="string" calcext:value-type="string">
            <text:p>CELL</text:p>
          </table:table-cell>
          <table:table-cell office:value-type="string" calcext:value-type="string">
            <text:p>Connector_JST:JST_EH_S5B-EH_1x05_P2.50mm_Horizontal</text:p>
          </table:table-cell>
          <table:table-cell office:value-type="string" calcext:value-type="string">
            <text:p>https://www.reichelt.de/jst-stiftleiste-90-1x5-polig-xh-jst-xh5p-st90-p185082.html?&amp;trstct=pos_0&amp;nbc=1</text:p>
          </table:table-cell>
          <table:table-cell/>
          <table:table-cell office:value-type="float" office:value="0.15" calcext:value-type="float">
            <text:p>0.15</text:p>
          </table:table-cell>
          <table:table-cell table:formula="of:=[.I129]*[.D129]" office:value-type="float" office:value="0.3" calcext:value-type="float">
            <text:p>0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15 P1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30]&gt;[.B130];[.C130];[.B130]*[.B$116])" office:value-type="float" office:value="4" calcext:value-type="float">
            <text:p>4</text:p>
          </table:table-cell>
          <table:table-cell office:value-type="string" calcext:value-type="string">
            <text:p>SHIELD</text:p>
          </table:table-cell>
          <table:table-cell office:value-type="string" calcext:value-type="string">
            <text:p>custom:Shield_TE2118726-2</text:p>
          </table:table-cell>
          <table:table-cell office:value-type="string" calcext:value-type="string">
            <text:p>https://www.digikey.com/product-detail/en/te-connectivity-amp-connectors/2118726-2/A126157CT-ND/7381917</text:p>
          </table:table-cell>
          <table:table-cell/>
          <table:table-cell office:value-type="float" office:value="1.72" calcext:value-type="float">
            <text:p>1.72</text:p>
          </table:table-cell>
          <table:table-cell table:formula="of:=[.I130]*[.D130]" office:value-type="float" office:value="6.88" calcext:value-type="float">
            <text:p>6.8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1 Q2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31]&gt;[.B131];[.C131];[.B131]*[.B$116])" office:value-type="float" office:value="4" calcext:value-type="float">
            <text:p>4</text:p>
          </table:table-cell>
          <table:table-cell office:value-type="string" calcext:value-type="string">
            <text:p>IRF7343PBF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www.digikey.com/product-detail/en/infineon-technologies/IRF7343TRPBF/IRF7343PBFCT-ND/812557</text:p>
          </table:table-cell>
          <table:table-cell/>
          <table:table-cell office:value-type="float" office:value="0.95" calcext:value-type="float">
            <text:p>0.95</text:p>
          </table:table-cell>
          <table:table-cell table:formula="of:=[.I131]*[.D131]" office:value-type="float" office:value="3.8" calcext:value-type="float">
            <text:p>3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32]&gt;[.B132];[.C132];[.B132]*[.B$116])" office:value-type="float" office:value="2" calcext:value-type="float">
            <text:p>2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Package_TO_SOT_SMD:SOT-23_Handsoldering</text:p>
          </table:table-cell>
          <table:table-cell office:value-type="string" calcext:value-type="string">
            <text:p>https://www.reichelt.de/mosfet-n-ch-60v-0-115a-0-3w-sot-23-2n-7002-7-f-p219153.html?&amp;trstct=pos_2&amp;nbc=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I132]*[.D132]" office:value-type="float" office:value="0.06" calcext:value-type="float">
            <text:p>0.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Q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33]&gt;[.B133];[.C133];[.B133]*[.B$116])" office:value-type="float" office:value="2" calcext:value-type="float">
            <text:p>2</text:p>
          </table:table-cell>
          <table:table-cell office:value-type="string" calcext:value-type="string">
            <text:p>Si4403DDY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www.digikey.com/product-detail/en/vishay-siliconix/SI4403DDY-T1-GE3/SI4403DDY-T1-GE3CT-ND/7622821</text:p>
          </table:table-cell>
          <table:table-cell/>
          <table:table-cell office:value-type="float" office:value="0.46" calcext:value-type="float">
            <text:p>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34]&gt;[.B134];[.C134];[.B134]*[.B$116])"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270-ohm-250-mw-1-rnd-1206-1-270-p183355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34]*[.D134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2 R10 R8 R30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35]&gt;[.B135];[.C135];[.B135]*[.B$116])" office:value-type="float" office:value="8" calcext:value-type="float">
            <text:p>8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470-ohm-250-mw-1-rnd-1206-1-470-p18335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35]*[.D135]" office:value-type="float" office:value="0.16" calcext:value-type="float">
            <text:p>0.1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3 R11 R9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36]&gt;[.B136];[.C136];[.B136]*[.B$116])" office:value-type="float" office:value="6" calcext:value-type="float">
            <text:p>6</text:p>
          </table:table-cell>
          <table:table-cell office:value-type="float" office:value="910" calcext:value-type="float">
            <text:p>91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910-ohm-250-mw-1-rnd-1206-1-910-p212738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36]*[.D136]" office:value-type="float" office:value="0.12" calcext:value-type="float">
            <text:p>0.1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37]&gt;[.B137];[.C137];[.B137]*[.B$116])"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20-ohm-250-mw-1-rnd-1206-1-120-p183350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37]*[.D137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38]&gt;[.B138];[.C138];[.B138]*[.B$116])"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91-ohm-250-mw-1-rnd-1206-1-91-p212729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38]*[.D138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7 R14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39]&gt;[.B139];[.C139];[.B139]*[.B$116])"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22-ohm-250-mw-1-rnd-1206-1-22-p183340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39]*[.D139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2 R21 R20 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40]&gt;[.B140];[.C140];[.B140]*[.B$116])" office:value-type="float" office:value="6" calcext:value-type="float">
            <text:p>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00-ohm-250-mw-0-1-pan-era8aeb101v-p238078.html?&amp;trstct=pol_1&amp;nbc=1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I140]*[.D140]" office:value-type="float" office:value="2.4" calcext:value-type="float">
            <text:p>2.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3 R26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41]&gt;[.B141];[.C141];[.B141]*[.B$116]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digikey.com/product-detail/en/bourns-inc/CRT1206-BY-10R0ELF/CRT1206-BY-10R0ELFCT-ND/1775050</text:p>
          </table:table-cell>
          <table:table-cell/>
          <table:table-cell office:value-type="float" office:value="0.59" calcext:value-type="float">
            <text:p>0.59</text:p>
          </table:table-cell>
          <table:table-cell table:formula="of:=[.I141]*[.D141]" office:value-type="float" office:value="2.36" calcext:value-type="float">
            <text:p>2.3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25 R24 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42]&gt;[.B142];[.C142];[.B142]*[.B$116])" office:value-type="float" office:value="4" calcext:value-type="float">
            <text:p>4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-0-kohm-250-mw-0-1-pan-era8aeb102v-p238079.html?&amp;trstct=pol_1&amp;nbc=1</text:p>
          </table:table-cell>
          <table:table-cell/>
          <table:table-cell office:value-type="float" office:value="0.4" calcext:value-type="float">
            <text:p>0.4</text:p>
          </table:table-cell>
          <table:table-cell table:formula="of:=[.I142]*[.D142]" office:value-type="float" office:value="1.6" calcext:value-type="float">
            <text:p>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4 R3 R5 R2 R31 R18 R28 R27 R29 R19 R32 R33 R34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C143]&gt;[.B143];[.C143];[.B143]*[.B$116])" office:value-type="float" office:value="26" calcext:value-type="float">
            <text:p>2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0-kohm-250-mw-1-rnd-1206-1-10k-p183394.html?&amp;trstct=pol_1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43]*[.D143]" office:value-type="float" office:value="0.52" calcext:value-type="float">
            <text:p>0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4]&gt;[.B144];[.C144];[.B144]*[.B$116])" office:value-type="float" office:value="2" calcext:value-type="float">
            <text:p>2</text:p>
          </table:table-cell>
          <table:table-cell office:value-type="float" office:value="750" calcext:value-type="float">
            <text:p>75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750-ohm-250-mw-1-koa-rk73h2bttd71-p238075.html?&amp;trstct=pol_2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44]*[.D144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7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5]&gt;[.B145];[.C145];[.B145]*[.B$116])" office:value-type="float" office:value="2" calcext:value-type="float">
            <text:p>2</text:p>
          </table:table-cell>
          <table:table-cell office:value-type="string" calcext:value-type="string">
            <text:p>1k5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-5-kohm-250-mw-1-rnd-1206-1-1-5k-p183381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45]*[.D145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6]&gt;[.B146];[.C146];[.B146]*[.B$116])" office:value-type="float" office:value="2" calcext:value-type="float">
            <text:p>2</text:p>
          </table:table-cell>
          <table:table-cell office:value-type="string" calcext:value-type="string">
            <text:p>TP4056withprotect</text:p>
          </table:table-cell>
          <table:table-cell office:value-type="string" calcext:value-type="string">
            <text:p>buck:TP4056_module_prot</text:p>
          </table:table-cell>
          <table:table-cell office:value-type="string" calcext:value-type="string">
            <text:p>https://www.banggood.com/TP4056-Micro-USB-5V-1A-Lithium-Battery-Charging-Module-Board-TE585-Lipo-Charger-p-1225993.html?rmmds=search&amp;cur_warehouse=CN</text:p>
          </table:table-cell>
          <table:table-cell/>
          <table:table-cell office:value-type="float" office:value="1.26" calcext:value-type="float">
            <text:p>1.26</text:p>
          </table:table-cell>
          <table:table-cell table:formula="of:=[.I146]*[.D146]" office:value-type="float" office:value="2.52" calcext:value-type="float">
            <text:p>2.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0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7]&gt;[.B147];[.C147];[.B147]*[.B$116])" office:value-type="float" office:value="2" calcext:value-type="float">
            <text:p>2</text:p>
          </table:table-cell>
          <table:table-cell office:value-type="string" calcext:value-type="string">
            <text:p>LT1492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www.digikey.com/product-detail/en/linear-technology-analog-devices/LT1492CS8-PBF/LT1492CS8-PBF-ND/889428</text:p>
          </table:table-cell>
          <table:table-cell/>
          <table:table-cell office:value-type="float" office:value="8.84" calcext:value-type="float">
            <text:p>8.84</text:p>
          </table:table-cell>
          <table:table-cell table:formula="of:=[.I147]*[.D147]" office:value-type="float" office:value="17.68" calcext:value-type="float">
            <text:p>17.6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8]&gt;[.B148];[.C148];[.B148]*[.B$116])" office:value-type="float" office:value="2" calcext:value-type="float">
            <text:p>2</text:p>
          </table:table-cell>
          <table:table-cell office:value-type="string" calcext:value-type="string">
            <text:p>LTC2440CGN</text:p>
          </table:table-cell>
          <table:table-cell office:value-type="string" calcext:value-type="string">
            <text:p>Package_SO:QSOP-16_3.9x4.9mm_P0.635mm</text:p>
          </table:table-cell>
          <table:table-cell office:value-type="string" calcext:value-type="string">
            <text:p>https://www.reichelt.de/index.html?ACTION=446&amp;LA=446&amp;nbc=1&amp;q=ltc2440</text:p>
          </table:table-cell>
          <table:table-cell/>
          <table:table-cell office:value-type="float" office:value="12.3" calcext:value-type="float">
            <text:p>12.3</text:p>
          </table:table-cell>
          <table:table-cell table:formula="of:=[.I148]*[.D148]" office:value-type="float" office:value="24.6" calcext:value-type="float">
            <text:p>24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49]&gt;[.B149];[.C149];[.B149]*[.B$116])" office:value-type="float" office:value="2" calcext:value-type="float">
            <text:p>2</text:p>
          </table:table-cell>
          <table:table-cell office:value-type="string" calcext:value-type="string">
            <text:p>lt1461</text:p>
          </table:table-cell>
          <table:table-cell office:value-type="string" calcext:value-type="string">
            <text:p>Package_SO:SO-8_3.9x4.9mm_P1.27mm</text:p>
          </table:table-cell>
          <table:table-cell office:value-type="string" calcext:value-type="string">
            <text:p>https://www.digikey.com/product-detail/en/linear-technology-analog-devices/LT1461CCS8-3-PBF/LT1461CCS8-3-PBF-ND/889264</text:p>
          </table:table-cell>
          <table:table-cell/>
          <table:table-cell office:value-type="float" office:value="3.75" calcext:value-type="float">
            <text:p>3.75</text:p>
          </table:table-cell>
          <table:table-cell table:formula="of:=[.I149]*[.D149]" office:value-type="float" office:value="7.5" calcext:value-type="float">
            <text:p>7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0]&gt;[.B150];[.C150];[.B150]*[.B$116])" office:value-type="float" office:value="2" calcext:value-type="float">
            <text:p>2</text:p>
          </table:table-cell>
          <table:table-cell office:value-type="string" calcext:value-type="string">
            <text:p>BoostConverter</text:p>
          </table:table-cell>
          <table:table-cell office:value-type="string" calcext:value-type="string">
            <text:p>buck:MT3608_module_boost</text:p>
          </table:table-cell>
          <table:table-cell office:value-type="string" calcext:value-type="string">
            <text:p>https://www.banggood.com/DC-2V-24V-To-5V-28V-2A-Step-Up-Boost-Converter-Power-Supply-Module-Adjustable-Regulator-Board-p-1566600.html?rmmds=search&amp;cur_warehouse=CN</text:p>
          </table:table-cell>
          <table:table-cell/>
          <table:table-cell office:value-type="float" office:value="1.29" calcext:value-type="float">
            <text:p>1.29</text:p>
          </table:table-cell>
          <table:table-cell table:formula="of:=[.I150]*[.D150]" office:value-type="float" office:value="2.58" calcext:value-type="float">
            <text:p>2.5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3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1]&gt;[.B151];[.C151];[.B151]*[.B$116])" office:value-type="float" office:value="2" calcext:value-type="float">
            <text:p>2</text:p>
          </table:table-cell>
          <table:table-cell office:value-type="string" calcext:value-type="string">
            <text:p>BuckConverter</text:p>
          </table:table-cell>
          <table:table-cell office:value-type="string" calcext:value-type="string">
            <text:p>buck:dsn-mini-360_buck</text:p>
          </table:table-cell>
          <table:table-cell office:value-type="string" calcext:value-type="string">
            <text:p>https://www.banggood.com/DC-DC-7-28V-to-5V-3A-Step-Down-Power-Supply-Module-Buck-Converter-Replace-LM2596-p-1536688.html?rmmds=search</text:p>
          </table:table-cell>
          <table:table-cell/>
          <table:table-cell office:value-type="float" office:value="1.23" calcext:value-type="float">
            <text:p>1.23</text:p>
          </table:table-cell>
          <table:table-cell table:formula="of:=[.I151]*[.D151]" office:value-type="float" office:value="2.46" calcext:value-type="float">
            <text:p>2.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4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2]&gt;[.B152];[.C152];[.B152]*[.B$116])" office:value-type="float" office:value="2" calcext:value-type="float">
            <text:p>2</text:p>
          </table:table-cell>
          <table:table-cell office:value-type="float" office:value="7805" calcext:value-type="float">
            <text:p>7805</text:p>
          </table:table-cell>
          <table:table-cell office:value-type="string" calcext:value-type="string">
            <text:p>Package_TO_SOT_SMD:TO-252-2</text:p>
          </table:table-cell>
          <table:table-cell office:value-type="string" calcext:value-type="string">
            <text:p>https://www.reichelt.de/spannungsregler-fest-5-v-dpak-mc-7805-cdtg-p189143.html?&amp;trstct=pos_8&amp;nbc=1</text:p>
          </table:table-cell>
          <table:table-cell/>
          <table:table-cell office:value-type="float" office:value="0.35" calcext:value-type="float">
            <text:p>0.35</text:p>
          </table:table-cell>
          <table:table-cell table:formula="of:=[.I152]*[.D152]" office:value-type="float" office:value="0.7" calcext:value-type="float">
            <text:p>0.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5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3]&gt;[.B153];[.C153];[.B153]*[.B$116])" office:value-type="float" office:value="2" calcext:value-type="float">
            <text:p>2</text:p>
          </table:table-cell>
          <table:table-cell office:value-type="string" calcext:value-type="string">
            <text:p>74HC165</text:p>
          </table:table-cell>
          <table:table-cell office:value-type="string" calcext:value-type="string">
            <text:p>Package_SO:SOIC-16_3.9x9.9mm_P1.27mm</text:p>
          </table:table-cell>
          <table:table-cell office:value-type="string" calcext:value-type="string">
            <text:p>https://www.reichelt.de/shift-register-8-bit-2-6-v-so-16-74hc-165d-nxp-p216626.html?&amp;trstct=pos_2&amp;nbc=1</text:p>
          </table:table-cell>
          <table:table-cell/>
          <table:table-cell office:value-type="float" office:value="0.24" calcext:value-type="float">
            <text:p>0.24</text:p>
          </table:table-cell>
          <table:table-cell table:formula="of:=[.I153]*[.D153]" office:value-type="float" office:value="0.48" calcext:value-type="float">
            <text:p>0.4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6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4]&gt;[.B154];[.C154];[.B154]*[.B$116])" office:value-type="float" office:value="2" calcext:value-type="float">
            <text:p>2</text:p>
          </table:table-cell>
          <table:table-cell office:value-type="string" calcext:value-type="string">
            <text:p>ESP32-WROOM-32U</text:p>
          </table:table-cell>
          <table:table-cell office:value-type="string" calcext:value-type="string">
            <text:p>RF_Module:ESP32-WROOM-32U</text:p>
          </table:table-cell>
          <table:table-cell office:value-type="string" calcext:value-type="string">
            <text:p>https://www.digikey.de/product-detail/en/espressif-systems/ESP32-WROOM-32U-16MB/1904-1028-1-ND/9381737?_ga=2.78679122.772215829.1584722537-1107834322.1578137426</text:p>
          </table:table-cell>
          <table:table-cell/>
          <table:table-cell office:value-type="float" office:value="4.13" calcext:value-type="float">
            <text:p>4.13</text:p>
          </table:table-cell>
          <table:table-cell table:formula="of:=[.I154]*[.D154]" office:value-type="float" office:value="8.26" calcext:value-type="float">
            <text:p>8.2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7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5]&gt;[.B155];[.C155];[.B155]*[.B$116])" office:value-type="float" office:value="2" calcext:value-type="float">
            <text:p>2</text:p>
          </table:table-cell>
          <table:table-cell office:value-type="string" calcext:value-type="string">
            <text:p>W25Q128</text:p>
          </table:table-cell>
          <table:table-cell office:value-type="string" calcext:value-type="string">
            <text:p>memory:W25Q128-module</text:p>
          </table:table-cell>
          <table:table-cell office:value-type="string" calcext:value-type="string">
            <text:p>https://www.banggood.com/W25Q32-W25Q128-Large-Capacity-FLASH-Storage-Module-Memory-Card-SPI-Interface-BV-FV-STM32-p-1595134.html?rmmds=search&amp;ID=6281655&amp;cur_warehouse=CN</text:p>
          </table:table-cell>
          <table:table-cell/>
          <table:table-cell office:value-type="float" office:value="1.28" calcext:value-type="float">
            <text:p>1.28</text:p>
          </table:table-cell>
          <table:table-cell table:formula="of:=[.I155]*[.D155]" office:value-type="float" office:value="2.56" calcext:value-type="float">
            <text:p>2.5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8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6]&gt;[.B156];[.C156];[.B156]*[.B$116])" office:value-type="float" office:value="2" calcext:value-type="float">
            <text:p>2</text:p>
          </table:table-cell>
          <table:table-cell office:value-type="string" calcext:value-type="string">
            <text:p>DS18B20</text:p>
          </table:table-cell>
          <table:table-cell office:value-type="string" calcext:value-type="string">
            <text:p>Package_TO_SOT_THT:TO-92_HandSolder</text:p>
          </table:table-cell>
          <table:table-cell office:value-type="string" calcext:value-type="string">
            <text:p>https://www.reichelt.de/digital-thermometer-1-wire-0-5-c-to-92-ds-18b20-p58169.html?&amp;trstct=pos_0&amp;nbc=1</text:p>
          </table:table-cell>
          <table:table-cell/>
          <table:table-cell office:value-type="float" office:value="1.65" calcext:value-type="float">
            <text:p>1.65</text:p>
          </table:table-cell>
          <table:table-cell table:formula="of:=[.I156]*[.D156]" office:value-type="float" office:value="3.3" calcext:value-type="float">
            <text:p>3.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9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7]&gt;[.B157];[.C157];[.B157]*[.B$116])" office:value-type="float" office:value="2" calcext:value-type="float">
            <text:p>2</text:p>
          </table:table-cell>
          <table:table-cell office:value-type="string" calcext:value-type="string">
            <text:p>74HCT14</text:p>
          </table:table-cell>
          <table:table-cell office:value-type="string" calcext:value-type="string">
            <text:p>Package_SO:SOIC-14_3.9x8.7mm_P1.27mm</text:p>
          </table:table-cell>
          <table:table-cell office:value-type="string" calcext:value-type="string">
            <text:p>https://www.reichelt.de/inverter-hex-4-5-5-5-v-so-14-74hct-14d-nxp-p219163.html?&amp;trstct=pos_1&amp;nbc=1</text:p>
          </table:table-cell>
          <table:table-cell/>
          <table:table-cell office:value-type="float" office:value="0.22" calcext:value-type="float">
            <text:p>0.22</text:p>
          </table:table-cell>
          <table:table-cell table:formula="of:=[.I157]*[.D157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58]&gt;[.B158];[.C158];[.B158]*[.B$116])" office:value-type="float" office:value="4" calcext:value-type="float">
            <text:p>4</text:p>
          </table:table-cell>
          <table:table-cell office:value-type="string" calcext:value-type="string">
            <text:p>ShieldCover</text:p>
          </table:table-cell>
          <table:table-cell/>
          <table:table-cell office:value-type="string" calcext:value-type="string">
            <text:p>https://www.digikey.com/product-detail/en/te-connectivity-amp-connectors/2118725-2/A126130-ND/7381869</text:p>
          </table:table-cell>
          <table:table-cell/>
          <table:table-cell office:value-type="float" office:value="0.68" calcext:value-type="float">
            <text:p>0.68</text:p>
          </table:table-cell>
          <table:table-cell table:formula="of:=[.I158]*[.D158]" office:value-type="float" office:value="2.72" calcext:value-type="float">
            <text:p>2.72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Programmer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table:formula="of:=SUM([.J162:.J165])" office:value-type="float" office:value="3.28" calcext:value-type="float">
            <text:p>3.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2]&gt;[.B162];[.C162];[.B162]*[.B$161])" office:value-type="float" office:value="1" calcext:value-type="float">
            <text:p>1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Connector_JST:JST_XH_B8B-XH-A_1x08_P2.50mm_Vertical</text:p>
          </table:table-cell>
          <table:table-cell office:value-type="string" calcext:value-type="string">
            <text:p>https://www.reichelt.de/jst-stiftleiste-gerade-1x8-polig-xh-jst-xh8p-st-p185078.html?&amp;trstct=pos_0&amp;nbc=1</text:p>
          </table:table-cell>
          <table:table-cell/>
          <table:table-cell office:value-type="float" office:value="0.25" calcext:value-type="float">
            <text:p>0.25</text:p>
          </table:table-cell>
          <table:table-cell table:formula="of:=[.I162]*[.D162]" office:value-type="float" office:value="0.25" calcext:value-type="float">
            <text:p>0.2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2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3]&gt;[.B163];[.C163];[.B163]*[.B$161])" office:value-type="float" office:value="1" calcext:value-type="float">
            <text:p>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Connector_JST:JST_XH_B5B-XH-A_1x05_P2.50mm_Vertical</text:p>
          </table:table-cell>
          <table:table-cell office:value-type="string" calcext:value-type="string">
            <text:p>https://www.reichelt.de/jst-stiftleiste-gerade-1x5-polig-xh-jst-xh5p-st-p185076.html?&amp;trstct=pos_2&amp;nbc=1</text:p>
          </table:table-cell>
          <table:table-cell/>
          <table:table-cell office:value-type="float" office:value="0.17" calcext:value-type="float">
            <text:p>0.17</text:p>
          </table:table-cell>
          <table:table-cell table:formula="of:=[.I163]*[.D163]" office:value-type="float" office:value="0.17" calcext:value-type="float">
            <text:p>0.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1 R2 R3 R4 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64]&gt;[.B164];[.C164];[.B164]*[.B$161])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sistor_SMD:R_1206_3216Metric_Pad1.42x1.75mm_HandSolder</text:p>
          </table:table-cell>
          <table:table-cell office:value-type="string" calcext:value-type="string">
            <text:p>https://www.reichelt.de/smd-widerstand-1206-150-ohm-250-mw-1-rnd-1206-1-150-p183351.html?&amp;trstct=pol_0&amp;nbc=1</text:p>
          </table:table-cell>
          <table:table-cell/>
          <table:table-cell office:value-type="float" office:value="0.02" calcext:value-type="float">
            <text:p>0.02</text:p>
          </table:table-cell>
          <table:table-cell table:formula="of:=[.I164]*[.D164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U1 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5]&gt;[.B165];[.C165];[.B165]*[.B$161])" office:value-type="float" office:value="1" calcext:value-type="float">
            <text:p>1</text:p>
          </table:table-cell>
          <table:table-cell office:value-type="string" calcext:value-type="string">
            <text:p>FT232breakout</text:p>
          </table:table-cell>
          <table:table-cell office:value-type="string" calcext:value-type="string">
            <text:p>buck:ft232rl_breakout_combined</text:p>
          </table:table-cell>
          <table:table-cell office:value-type="string" calcext:value-type="string">
            <text:p>https://www.banggood.com/FT232RL-FT232-RS232-FTDI-Micro-USB-to-TTL-3_3V-5_5V-Serial-Adapter-Module-Download-Cable-for-Mini-Port-p-1599806.html?rmmds=search&amp;cur_warehouse=CN</text:p>
          </table:table-cell>
          <table:table-cell/>
          <table:table-cell office:value-type="float" office:value="2.78" calcext:value-type="float">
            <text:p>2.78</text:p>
          </table:table-cell>
          <table:table-cell table:formula="of:=[.I165]*[.D165]" office:value-type="float" office:value="2.78" calcext:value-type="float">
            <text:p>2.78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se Programmer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lugehäus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68]&gt;[.B168];[.C168];[.B168]*[.B$167]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ttps://www.reichelt.de/alugehaeuse-26-x-34-6-x-86-6-mm-aluminium-rnd-455-00848-p222399.html?r=1</text:p>
          </table:table-cell>
          <table:table-cell/>
          <table:table-cell office:value-type="float" office:value="2.2" calcext:value-type="float">
            <text:p>2.2</text:p>
          </table:table-cell>
          <table:table-cell table:formula="of:=[.I168]*[.D168]" office:value-type="float" office:value="2.2" calcext:value-type="float">
            <text:p>2.2</text:p>
          </table:table-cell>
          <table:table-cell table:formula="of:=SUM([.J168:.J181])" office:value-type="float" office:value="49.97" calcext:value-type="float">
            <text:p>49.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be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IF([.C169]&gt;[.B169];[.C169];[.B169]*[.B$167])"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https://www.reichelt.de/unitronic-liyy-50-m-8-x-0-25-liyy-8x0-25-50-p166031.html?&amp;trstct=pol_0&amp;nbc=1</text:p>
          </table:table-cell>
          <table:table-cell/>
          <table:table-cell table:formula="of:=31.6/50" office:value-type="float" office:value="0.632" calcext:value-type="float">
            <text:p>0.632</text:p>
          </table:table-cell>
          <table:table-cell table:formula="of:=[.I169]*[.D169]" office:value-type="float" office:value="31.6" calcext:value-type="float">
            <text:p>31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Kabelverschraubung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70]&gt;[.B170];[.C170];[.B170]*[.B$167])" office:value-type="float" office:value="2" calcext:value-type="float">
            <text:p>2</text:p>
          </table:table-cell>
          <table:table-cell office:value-type="string" calcext:value-type="string">
            <text:p>M12x1,5</text:p>
          </table:table-cell>
          <table:table-cell/>
          <table:table-cell office:value-type="string" calcext:value-type="string">
            <text:p>https://www.reichelt.de/kabelverschraubung-m-12-x-1-5-3-7-mm-silbergrau-ip69k-lapp-53112000-p158642.html?&amp;trstct=pol_4&amp;nbc=1</text:p>
          </table:table-cell>
          <table:table-cell/>
          <table:table-cell office:value-type="float" office:value="1.99" calcext:value-type="float">
            <text:p>1.99</text:p>
          </table:table-cell>
          <table:table-cell table:formula="of:=[.I170]*[.D170]" office:value-type="float" office:value="3.98" calcext:value-type="float">
            <text:p>3.9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 Mount</text:p>
          </table:table-cell>
          <table:table-cell office:value-type="float" office:value="5" calcext:value-type="float">
            <text:p>5</text:p>
          </table:table-cell>
          <table:table-cell table:formula="of:=[.B171]" office:value-type="float" office:value="5" calcext:value-type="float">
            <text:p>5</text:p>
          </table:table-cell>
          <table:table-cell table:formula="of:=IF([.C171]&gt;[.B171];[.C171];[.B171]*[.B$167])" office:value-type="float" office:value="5" calcext:value-type="float">
            <text:p>5</text:p>
          </table:table-cell>
          <table:table-cell office:value-type="string" calcext:value-type="string">
            <text:p>5mm M8</text:p>
          </table:table-cell>
          <table:table-cell/>
          <table:table-cell office:value-type="string" calcext:value-type="string">
            <text:p>https://www.digikey.com/product-detail/en/adafruit-industries-llc/2176/1528-1397-ND/5629445</text:p>
          </table:table-cell>
          <table:table-cell/>
          <table:table-cell table:formula="of:=2.95/5" office:value-type="float" office:value="0.59" calcext:value-type="float">
            <text:p>0.59</text:p>
          </table:table-cell>
          <table:table-cell table:formula="of:=[.I171]*[.D171]" office:value-type="float" office:value="2.95" calcext:value-type="float">
            <text:p>2.9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formula="of:=[.B172]" office:value-type="float" office:value="1" calcext:value-type="float">
            <text:p>1</text:p>
          </table:table-cell>
          <table:table-cell table:formula="of:=IF([.C172]&gt;[.B172];[.C172];[.B172]*[.B$167])" office:value-type="float" office:value="1" calcext:value-type="float">
            <text:p>1</text:p>
          </table:table-cell>
          <table:table-cell office:value-type="string" calcext:value-type="string">
            <text:p>5mm grün</text:p>
          </table:table-cell>
          <table:table-cell/>
          <table:table-cell office:value-type="string" calcext:value-type="string">
            <text:p>https://www.reichelt.de/led-5-mm-bedrahtet-gruen-620-mcd-10-evl-333-2sygc-s5-p230907.html?&amp;trstct=pol_2&amp;nbc=1</text:p>
          </table:table-cell>
          <table:table-cell/>
          <table:table-cell office:value-type="float" office:value="0.08" calcext:value-type="float">
            <text:p>0.08</text:p>
          </table:table-cell>
          <table:table-cell table:formula="of:=[.I172]*[.D172]" office:value-type="float" office:value="0.08" calcext:value-type="float">
            <text:p>0.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1" calcext:value-type="float">
            <text:p>1</text:p>
          </table:table-cell>
          <table:table-cell table:formula="of:=[.B173]" office:value-type="float" office:value="1" calcext:value-type="float">
            <text:p>1</text:p>
          </table:table-cell>
          <table:table-cell table:formula="of:=IF([.C173]&gt;[.B173];[.C173];[.B173]*[.B$167])" office:value-type="float" office:value="1" calcext:value-type="float">
            <text:p>1</text:p>
          </table:table-cell>
          <table:table-cell office:value-type="string" calcext:value-type="string">
            <text:p>5mm gelb</text:p>
          </table:table-cell>
          <table:table-cell/>
          <table:table-cell office:value-type="string" calcext:value-type="string">
            <text:p>https://www.reichelt.de/led-5-mm-bedrahtet-gelb-4200-mcd-6-evl-383-2uyc-s53-p230927.html?&amp;trstct=pol_3&amp;nbc=1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I173]*[.D173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74]&gt;[.B174];[.C174];[.B174]*[.B$167])" office:value-type="float" office:value="2" calcext:value-type="float">
            <text:p>2</text:p>
          </table:table-cell>
          <table:table-cell office:value-type="string" calcext:value-type="string">
            <text:p>5mm blau</text:p>
          </table:table-cell>
          <table:table-cell/>
          <table:table-cell office:value-type="string" calcext:value-type="string">
            <text:p>https://www.reichelt.de/led-5-mm-bedrahtet-blau-2000-mcd-10-led-el-5-2000bl-p156268.html?&amp;trstct=pol_5&amp;nbc=1</text:p>
          </table:table-cell>
          <table:table-cell/>
          <table:table-cell office:value-type="float" office:value="0.14" calcext:value-type="float">
            <text:p>0.14</text:p>
          </table:table-cell>
          <table:table-cell table:formula="of:=[.I174]*[.D174]" office:value-type="float" office:value="0.28" calcext:value-type="float">
            <text:p>0.2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office:value-type="float" office:value="1" calcext:value-type="float">
            <text:p>1</text:p>
          </table:table-cell>
          <table:table-cell table:formula="of:=[.B175]" office:value-type="float" office:value="1" calcext:value-type="float">
            <text:p>1</text:p>
          </table:table-cell>
          <table:table-cell table:formula="of:=IF([.C175]&gt;[.B175];[.C175];[.B175]*[.B$167])" office:value-type="float" office:value="1" calcext:value-type="float">
            <text:p>1</text:p>
          </table:table-cell>
          <table:table-cell office:value-type="string" calcext:value-type="string">
            <text:p>Micro USB</text:p>
          </table:table-cell>
          <table:table-cell/>
          <table:table-cell office:value-type="string" calcext:value-type="string">
            <text:p>https://www.reichelt.de/micro-usb-stecker-typ-b-5-polig-usb-micro-st-p124013.html?&amp;trstct=pol_12&amp;nbc=1</text:p>
          </table:table-cell>
          <table:table-cell/>
          <table:table-cell office:value-type="float" office:value="0.85" calcext:value-type="float">
            <text:p>0.85</text:p>
          </table:table-cell>
          <table:table-cell table:formula="of:=[.I175]*[.D175]" office:value-type="float" office:value="0.85" calcext:value-type="float">
            <text:p>0.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office:value-type="float" office:value="1" calcext:value-type="float">
            <text:p>1</text:p>
          </table:table-cell>
          <table:table-cell table:formula="of:=[.B176]" office:value-type="float" office:value="1" calcext:value-type="float">
            <text:p>1</text:p>
          </table:table-cell>
          <table:table-cell table:formula="of:=IF([.C176]&gt;[.B176];[.C176];[.B176]*[.B$167])" office:value-type="float" office:value="1" calcext:value-type="float">
            <text:p>1</text:p>
          </table:table-cell>
          <table:table-cell office:value-type="string" calcext:value-type="string">
            <text:p>Jst XH 5p FEM</text:p>
          </table:table-cell>
          <table:table-cell/>
          <table:table-cell office:value-type="string" calcext:value-type="string">
            <text:p>https://www.reichelt.de/jst-buchsengehaeuse-1x5-polig-xh-jst-xh5p-bu-p185088.html?&amp;trstct=pos_1&amp;nbc=1</text:p>
          </table:table-cell>
          <table:table-cell/>
          <table:table-cell office:value-type="float" office:value="0.04" calcext:value-type="float">
            <text:p>0.04</text:p>
          </table:table-cell>
          <table:table-cell table:formula="of:=[.I176]*[.D176]" office:value-type="float" office:value="0.04" calcext:value-type="float">
            <text:p>0.0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office:value-type="float" office:value="1" calcext:value-type="float">
            <text:p>1</text:p>
          </table:table-cell>
          <table:table-cell table:formula="of:=[.B177]" office:value-type="float" office:value="1" calcext:value-type="float">
            <text:p>1</text:p>
          </table:table-cell>
          <table:table-cell table:formula="of:=IF([.C177]&gt;[.B177];[.C177];[.B177]*[.B$167])" office:value-type="float" office:value="1" calcext:value-type="float">
            <text:p>1</text:p>
          </table:table-cell>
          <table:table-cell office:value-type="string" calcext:value-type="string">
            <text:p>JST XH 8P FEM</text:p>
          </table:table-cell>
          <table:table-cell/>
          <table:table-cell office:value-type="string" calcext:value-type="string">
            <text:p>https://www.reichelt.de/jst-buchsengehaeuse-1x8-polig-xh-jst-xh8p-bu-p185090.html?&amp;trstct=pos_2&amp;nbc=1</text:p>
          </table:table-cell>
          <table:table-cell/>
          <table:table-cell office:value-type="float" office:value="0.09" calcext:value-type="float">
            <text:p>0.09</text:p>
          </table:table-cell>
          <table:table-cell table:formula="of:=[.I177]*[.D177]" office:value-type="float" office:value="0.09" calcext:value-type="float">
            <text:p>0.0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Crimp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C178]&gt;[.B178];[.C178];[.B178]*[.B$167])" office:value-type="float" office:value="13" calcext:value-type="float">
            <text:p>13</text:p>
          </table:table-cell>
          <table:table-cell office:value-type="string" calcext:value-type="string">
            <text:p>JST XH</text:p>
          </table:table-cell>
          <table:table-cell/>
          <table:table-cell office:value-type="string" calcext:value-type="string">
            <text:p>https://www.reichelt.de/jst-crimpkontakt-buchse-xh-jst-xh-ckb-p185091.html?&amp;trstct=pol_0&amp;nbc=1</text:p>
          </table:table-cell>
          <table:table-cell/>
          <table:table-cell office:value-type="float" office:value="0.03" calcext:value-type="float">
            <text:p>0.03</text:p>
          </table:table-cell>
          <table:table-cell table:formula="of:=[.I178]*[.D178]" office:value-type="float" office:value="0.39" calcext:value-type="float">
            <text:p>0.3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Distanzhüls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79]&gt;[.B179];[.C179];[.B179]*[.B$167])" office:value-type="float" office:value="4" calcext:value-type="float">
            <text:p>4</text:p>
          </table:table-cell>
          <table:table-cell office:value-type="string" calcext:value-type="string">
            <text:p>M3x10 FF</text:p>
          </table:table-cell>
          <table:table-cell/>
          <table:table-cell office:value-type="string" calcext:value-type="string">
            <text:p>https://www.reichelt.de/distanzhuelsen-metall-6-kant-m3-10mm-di-10mm-p7119.html?&amp;trstct=pol_10&amp;nbc=1</text:p>
          </table:table-cell>
          <table:table-cell/>
          <table:table-cell office:value-type="float" office:value="0.11" calcext:value-type="float">
            <text:p>0.11</text:p>
          </table:table-cell>
          <table:table-cell table:formula="of:=[.I179]*[.D179]" office:value-type="float" office:value="0.44" calcext:value-type="float">
            <text:p>0.4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raube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IF([.C180]&gt;[.B180];[.C180];[.B180]*[.B$167])" office:value-type="float" office:value="100" calcext:value-type="float">
            <text:p>100</text:p>
          </table:table-cell>
          <table:table-cell office:value-type="string" calcext:value-type="string">
            <text:p>Iso7380 M3x6</text:p>
          </table:table-cell>
          <table:table-cell/>
          <table:table-cell office:value-type="string" calcext:value-type="string">
            <text:p>https://www.wegertseder.com/ArticleDetails.aspx?AKNUM=2576&amp;Diameter=3</text:p>
          </table:table-cell>
          <table:table-cell/>
          <table:table-cell table:formula="of:=2.38/100" office:value-type="float" office:value="0.0238" calcext:value-type="float">
            <text:p>0.0238</text:p>
          </table:table-cell>
          <table:table-cell table:formula="of:=[.I180]*[.D180]" office:value-type="float" office:value="2.38" calcext:value-type="float">
            <text:p>2.3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office:value-type="float" office:value="1" calcext:value-type="float">
            <text:p>1</text:p>
          </table:table-cell>
          <table:table-cell table:formula="of:=[.B181]" office:value-type="float" office:value="1" calcext:value-type="float">
            <text:p>1</text:p>
          </table:table-cell>
          <table:table-cell table:formula="of:=IF([.C181]&gt;[.B181];[.C181];[.B181]*[.B$167])" office:value-type="float" office:value="1" calcext:value-type="float">
            <text:p>1</text:p>
          </table:table-cell>
          <table:table-cell office:value-type="string" calcext:value-type="string">
            <text:p>Lumberg SV80</text:p>
          </table:table-cell>
          <table:table-cell/>
          <table:table-cell office:value-type="string" calcext:value-type="string">
            <text:p>https://www.reichelt.de/stecker-sv-80-rundsteckverbinder-gerade-ip40-8-pol-lum-sv-80-p116087.html?&amp;trstct=pol_9&amp;nbc=1</text:p>
          </table:table-cell>
          <table:table-cell/>
          <table:table-cell office:value-type="float" office:value="4.6" calcext:value-type="float">
            <text:p>4.6</text:p>
          </table:table-cell>
          <table:table-cell table:formula="of:=[.I181]*[.D181]" office:value-type="float" office:value="4.6" calcext:value-type="float">
            <text:p>4.6</text:p>
          </table:table-cell>
          <table:table-cell table:number-columns-repeated="101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LED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table:formula="of:=SUM([.J184:.J190])" office:value-type="float" office:value="64.45" calcext:value-type="float">
            <text:p>64.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Kabel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formula="of:=IF([.C185]&gt;[.B185];[.C185];[.B185]*[.B$184])" office:value-type="float" office:value="50" calcext:value-type="float">
            <text:p>50</text:p>
          </table:table-cell>
          <table:table-cell office:value-type="string" calcext:value-type="string">
            <text:p>2x0.25mm²</text:p>
          </table:table-cell>
          <table:table-cell/>
          <table:table-cell office:value-type="string" calcext:value-type="string">
            <text:p>https://www.reichelt.de/unitronic-liycy-50-m-2-x-0-25-liycy-2x0-25-50-p165977.html?&amp;trstct=pol_0&amp;nbc=1</text:p>
          </table:table-cell>
          <table:table-cell/>
          <table:table-cell table:formula="of:=22.8/50" office:value-type="float" office:value="0.456" calcext:value-type="float">
            <text:p>0.456</text:p>
          </table:table-cell>
          <table:table-cell table:formula="of:=[.I185]*[.D185]" office:value-type="float" office:value="22.8" calcext:value-type="float">
            <text:p>22.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chrumpfschlauch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86]&gt;[.B186];[.C186];[.B186]*[.B$184])" office:value-type="float" office:value="5" calcext:value-type="float">
            <text:p>5</text:p>
          </table:table-cell>
          <table:table-cell office:value-type="string" calcext:value-type="string">
            <text:p>6.4mm transparent</text:p>
          </table:table-cell>
          <table:table-cell/>
          <table:table-cell office:value-type="string" calcext:value-type="string">
            <text:p>https://www.reichelt.de/schrumpfschlauch-box-12m-transparent-6-4mm-sdb-6-4-tr-p53811.html?&amp;trstct=pol_6&amp;nbc=1</text:p>
          </table:table-cell>
          <table:table-cell/>
          <table:table-cell office:value-type="float" office:value="3.3" calcext:value-type="float">
            <text:p>3.3</text:p>
          </table:table-cell>
          <table:table-cell table:formula="of:=[.I186]*[.D186]" office:value-type="float" office:value="16.5" calcext:value-type="float">
            <text:p>16.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teck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87]&gt;[.B187];[.C187];[.B187]*[.B$184])" office:value-type="float" office:value="5" calcext:value-type="float">
            <text:p>5</text:p>
          </table:table-cell>
          <table:table-cell office:value-type="string" calcext:value-type="string">
            <text:p>Lumberg SV 40</text:p>
          </table:table-cell>
          <table:table-cell/>
          <table:table-cell office:value-type="string" calcext:value-type="string">
            <text:p>https://www.reichelt.de/stecker-sv-40-rundsteckverbinder-gerade-ip40-4-pol-lum-sv-40-p136906.html?r=1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187]*[.D187]" office:value-type="float" office:value="20.75" calcext:value-type="float">
            <text:p>20.7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88]&gt;[.B188];[.C188];[.B188]*[.B$184])" office:value-type="float" office:value="5" calcext:value-type="float">
            <text:p>5</text:p>
          </table:table-cell>
          <table:table-cell office:value-type="string" calcext:value-type="string">
            <text:p>Blue 5mm</text:p>
          </table:table-cell>
          <table:table-cell/>
          <table:table-cell office:value-type="string" calcext:value-type="string">
            <text:p>https://www.reichelt.de/led-5-mm-bedrahtet-blau-4000-mcd-16-kbt-l-7113qbc-g-p230952.html?&amp;trstct=pol_1&amp;nbc=1</text:p>
          </table:table-cell>
          <table:table-cell/>
          <table:table-cell office:value-type="float" office:value="0.52" calcext:value-type="float">
            <text:p>0.52</text:p>
          </table:table-cell>
          <table:table-cell table:formula="of:=[.I188]*[.D188]" office:value-type="float" office:value="2.6" calcext:value-type="float">
            <text:p>2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89]&gt;[.B189];[.C189];[.B189]*[.B$184])" office:value-type="float" office:value="5" calcext:value-type="float">
            <text:p>5</text:p>
          </table:table-cell>
          <table:table-cell office:value-type="string" calcext:value-type="string">
            <text:p>IR 5mm</text:p>
          </table:table-cell>
          <table:table-cell/>
          <table:table-cell office:value-type="string" calcext:value-type="string">
            <text:p>https://www.reichelt.de/ir-led-850-nm-5-mm-hir-7373b-l289-p216812.html?&amp;trstct=pos_9&amp;nbc=1</text:p>
          </table:table-cell>
          <table:table-cell/>
          <table:table-cell office:value-type="float" office:value="0.23" calcext:value-type="float">
            <text:p>0.23</text:p>
          </table:table-cell>
          <table:table-cell table:formula="of:=[.I189]*[.D189]" office:value-type="float" office:value="1.15" calcext:value-type="float">
            <text:p>1.1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90]&gt;[.B190];[.C190];[.B190]*[.B$184])" office:value-type="float" office:value="5" calcext:value-type="float">
            <text:p>5</text:p>
          </table:table-cell>
          <table:table-cell office:value-type="string" calcext:value-type="string">
            <text:p>IR 5mm</text:p>
          </table:table-cell>
          <table:table-cell/>
          <table:table-cell office:value-type="string" calcext:value-type="string">
            <text:p>https://www.reichelt.de/ir-led-940-nm-5-mm-ir-7373c-evl-p219706.html?&amp;trstct=pos_10&amp;nbc=1</text:p>
          </table:table-cell>
          <table:table-cell/>
          <table:table-cell office:value-type="float" office:value="0.13" calcext:value-type="float">
            <text:p>0.13</text:p>
          </table:table-cell>
          <table:table-cell table:formula="of:=[.I190]*[.D190]" office:value-type="float" office:value="0.65" calcext:value-type="float">
            <text:p>0.6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Wiegezelle</text:p>
          </table:table-cell>
          <table:table-cell office:value-type="float" office:value="5" calcext:value-type="float">
            <text:p>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cke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93]&gt;[.B193];[.C193];[.B193]*[.B$184])" office:value-type="float" office:value="5" calcext:value-type="float">
            <text:p>5</text:p>
          </table:table-cell>
          <table:table-cell office:value-type="string" calcext:value-type="string">
            <text:p>SV 50</text:p>
          </table:table-cell>
          <table:table-cell/>
          <table:table-cell office:value-type="string" calcext:value-type="string">
            <text:p>https://www.reichelt.de/stecker-sv-50-rundsteckverbinder-gerade-ip40-5-pol-180-lum-sv-50-p248561.html?&amp;trstct=pos_0&amp;nbc=1</text:p>
          </table:table-cell>
          <table:table-cell/>
          <table:table-cell office:value-type="float" office:value="4.15" calcext:value-type="float">
            <text:p>4.15</text:p>
          </table:table-cell>
          <table:table-cell table:formula="of:=[.I193]*[.D193]" office:value-type="float" office:value="20.75" calcext:value-type="float">
            <text:p>20.75</text:p>
          </table:table-cell>
          <table:table-cell table:number-columns-repeated="1014"/>
        </table:table-row>
        <table:table-row table:style-name="ro1" table:number-rows-repeated="10483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6:33:59.1451465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6T16:45:15.611261074</dc:date>
    <meta:editing-duration>P2DT14H27M40S</meta:editing-duration>
    <meta:editing-cycles>179</meta:editing-cycles>
    <meta:generator>LibreOffice/6.0.7.3$Linux_X86_64 LibreOffice_project/00m0$Build-3</meta:generator>
    <meta:document-statistic meta:table-count="1" meta:cell-count="1474" meta:object-count="0"/>
  </office:meta>
</office:document-meta>
</file>